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ew" table:style-name="ta1">
        <table:shapes>
          <draw:frame draw:z-index="1" draw:id="id0" draw:style-name="a0" draw:name="Chart 1" svg:x="12.72403in" svg:y="0.3125in" svg:width="5.16847in" svg:height="2.9070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2.5893in" svg:y="3.95764in" svg:width="6.29875in" svg:height="3.54292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6.53972in" svg:y="0.37361in" svg:width="6.29875in" svg:height="3.5222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Dx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string" table:style-name="ce1">
            <text:p>x_bar</text:p>
          </table:table-cell>
          <table:table-cell office:value-type="float" office:value="2.1999999999999998E-8" table:style-name="ce2">
            <text:p>2.20E-08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=</text:p>
          </table:table-cell>
          <table:table-cell office:value-type="float" office:value="1000000" table:style-name="ce2">
            <text:p>1.00E+06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Vp</text:p>
          </table:table-cell>
          <table:table-cell office:value-type="string" table:style-name="ce1">
            <text:p>V^-0.25G^-0.5</text:p>
          </table:table-cell>
          <table:table-cell table:style-name="ce1"/>
          <table:table-cell office:value-type="string" table:style-name="ce1">
            <text:p>N_ARM</text:p>
          </table:table-cell>
          <table:table-cell office:value-type="string" table:style-name="ce1">
            <text:p>arm spacing</text:p>
          </table:table-cell>
          <table:table-cell table:style-name="ce1"/>
          <table:table-cell office:value-type="string" table:style-name="ce1">
            <text:p>k</text:p>
          </table:table-cell>
          <table:table-cell table:number-columns-repeated="16377"/>
        </table:table-row>
        <table:table-row table:style-name="ro1">
          <table:table-cell office:value-type="float" office:value="5.0000000000000001E-3" table:style-name="ce1">
            <text:p>0.005</text:p>
          </table:table-cell>
          <table:table-cell office:value-type="float" office:value="3.7606030930863936E-3" table:formula="of:=([.A5])^-0.25*([.$B$3])^-0.5" table:style-name="ce1">
            <text:p>0.003760603</text:p>
          </table:table-cell>
          <table:table-cell office:value-type="float" office:value="2.2127464802609823E-3" table:formula="of:=([.A5])^-0.322*([.$B$3])^-0.566" table:style-name="ce1">
            <text:p>0.002212746</text:p>
          </table:table-cell>
          <table:table-cell office:value-type="float" office:value="7" table:style-name="ce1">
            <text:p>7</text:p>
          </table:table-cell>
          <table:table-cell office:value-type="float" office:value="5.0291428571428578E-6" table:formula="of:=(1000*[.$D$1]*0.000000044005)/[.D5]" table:style-name="ce1">
            <text:p>5.02914E-06</text:p>
          </table:table-cell>
          <table:table-cell table:style-name="ce1"/>
          <table:table-cell office:value-type="float" office:value="0.41364902506963791" table:formula="of:=5.94/14.36" table:style-name="ce1">
            <text:p>0.413649025</text:p>
          </table:table-cell>
          <table:table-cell table:number-columns-repeated="16377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3.1622776601683785E-3" table:formula="of:=([.A6])^-0.25*([.$B$3])^-0.5" table:style-name="ce1">
            <text:p>0.003162278</text:p>
          </table:table-cell>
          <table:table-cell office:value-type="float" office:value="1.770108958317422E-3" table:formula="of:=([.A6])^-0.322*([.$B$3])^-0.566" table:style-name="ce1">
            <text:p>0.001770109</text:p>
          </table:table-cell>
          <table:table-cell office:value-type="float" office:value="9" table:style-name="ce1">
            <text:p>9</text:p>
          </table:table-cell>
          <table:table-cell office:value-type="float" office:value="3.911555555555556E-6" table:formula="of:=(1000*[.$D$1]*0.000000044005)/[.D6]" table:style-name="ce1">
            <text:p>3.91156E-06</text:p>
          </table:table-cell>
          <table:table-cell table:style-name="ce1"/>
          <table:table-cell office:value-type="float" office:value="0.44017094017094016" table:formula="of:=6.18/14.04" table:style-name="ce1">
            <text:p>0.44017094</text:p>
          </table:table-cell>
          <table:table-cell table:number-columns-repeated="16377"/>
        </table:table-row>
        <table:table-row table:style-name="ro1">
          <table:table-cell office:value-type="float" office:value="0.03" table:style-name="ce1">
            <text:p>0.03</text:p>
          </table:table-cell>
          <table:table-cell office:value-type="float" office:value="2.4028114141347542E-3" table:formula="of:=([.A7])^-0.25*([.$B$3])^-0.5" table:style-name="ce1">
            <text:p>0.002402811</text:p>
          </table:table-cell>
          <table:table-cell office:value-type="float" office:value="1.2427018817991456E-3" table:formula="of:=([.A7])^-0.322*([.$B$3])^-0.566" table:style-name="ce1">
            <text:p>0.001242702</text:p>
          </table:table-cell>
          <table:table-cell office:value-type="float" office:value="15" table:style-name="ce1">
            <text:p>15</text:p>
          </table:table-cell>
          <table:table-cell office:value-type="float" office:value="2.3469333333333338E-6" table:formula="of:=(1000*[.$D$1]*0.000000044005)/[.D7]" table:style-name="ce1">
            <text:p>2.34693E-06</text:p>
          </table:table-cell>
          <table:table-cell table:style-name="ce1"/>
          <table:table-cell office:value-type="float" office:value="0.51684390570387451" table:formula="of:=6.95/13.447" table:style-name="ce1">
            <text:p>0.516843906</text:p>
          </table:table-cell>
          <table:table-cell table:number-columns-repeated="16377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2.1147425268811283E-3" table:formula="of:=([.A8])^-0.25*([.$B$3])^-0.5" table:style-name="ce1">
            <text:p>0.002114743</text:p>
          </table:table-cell>
          <table:table-cell office:value-type="float" office:value="1.0542209891409502E-3" table:formula="of:=([.A8])^-0.322*([.$B$3])^-0.566" table:style-name="ce1">
            <text:p>0.001054221</text:p>
          </table:table-cell>
          <table:table-cell office:value-type="float" office:value="22" table:style-name="ce1">
            <text:p>22</text:p>
          </table:table-cell>
          <table:table-cell office:value-type="float" office:value="1.6001818181818184E-6" table:formula="of:=(1000*[.$D$1]*0.000000044005)/[.D8]" table:style-name="ce1">
            <text:p>1.60018E-06</text:p>
          </table:table-cell>
          <table:table-cell table:style-name="ce1"/>
          <table:table-cell office:value-type="float" office:value="0.58457997698504027" table:formula="of:=7.62/13.035" table:style-name="ce1">
            <text:p>0.584579977</text:p>
          </table:table-cell>
          <table:table-cell table:number-columns-repeated="16377"/>
        </table:table-row>
        <table:table-row table:style-name="ro1">
          <table:table-cell office:value-type="float" office:value="0.08" table:style-name="ce1">
            <text:p>0.08</text:p>
          </table:table-cell>
          <table:table-cell office:value-type="float" office:value="1.8803015465431968E-3" table:formula="of:=([.A9])^-0.25*([.$B$3])^-0.5" table:style-name="ce1">
            <text:p>0.001880302</text:p>
          </table:table-cell>
          <table:table-cell office:value-type="float" office:value="9.0616028519695593E-4" table:formula="of:=([.A9])^-0.322*([.$B$3])^-0.566" table:style-name="ce1">
            <text:p>0.00090616</text:p>
          </table:table-cell>
          <table:table-cell office:value-type="float" office:value="30" table:style-name="ce1">
            <text:p>30</text:p>
          </table:table-cell>
          <table:table-cell office:value-type="float" office:value="1.1734666666666669E-6" table:formula="of:=(1000*[.$D$1]*0.000000044005)/[.D9]" table:style-name="ce1">
            <text:p>1.17347E-06</text:p>
          </table:table-cell>
          <table:table-cell table:style-name="ce1"/>
          <table:table-cell office:value-type="float" office:value="0.66615146831530136" table:formula="of:=8.62/12.94" table:style-name="ce1">
            <text:p>0.666151468</text:p>
          </table:table-cell>
          <table:table-cell table:number-columns-repeated="16377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1.7782794100389228E-3" table:formula="of:=([.A10])^-0.25*([.$B$3])^-0.5" table:style-name="ce1">
            <text:p>0.001778279</text:p>
          </table:table-cell>
          <table:table-cell office:value-type="float" office:value="8.4333475776427575E-4" table:formula="of:=([.A10])^-0.322*([.$B$3])^-0.566" table:style-name="ce1">
            <text:p>0.000843335</text:p>
          </table:table-cell>
          <table:table-cell office:value-type="float" office:value="35" table:style-name="ce1">
            <text:p>35</text:p>
          </table:table-cell>
          <table:table-cell office:value-type="float" office:value="1.0058285714285715E-6" table:formula="of:=(1000*[.$D$1]*0.000000044005)/[.D10]" table:style-name="ce1">
            <text:p>1.00583E-06</text:p>
          </table:table-cell>
          <table:table-cell table:style-name="ce1"/>
          <table:table-cell office:value-type="float" office:value="0.68462757527733764" table:formula="of:=8.64/12.62" table:style-name="ce1">
            <text:p>0.684627575</text:p>
          </table:table-cell>
          <table:table-cell table:number-columns-repeated="16377"/>
        </table:table-row>
        <table:table-row table:style-name="ro1">
          <table:table-cell office:value-type="float" office:value="0.12" table:style-name="ce1">
            <text:p>0.12</text:p>
          </table:table-cell>
          <table:table-cell office:value-type="float" office:value="1.6990442448471224E-3" table:formula="of:=([.A11])^-0.25*([.$B$3])^-0.5" table:style-name="ce1">
            <text:p>0.001699044</text:p>
          </table:table-cell>
          <table:table-cell office:value-type="float" office:value="7.952499285735678E-4" table:formula="of:=([.A11])^-0.322*([.$B$3])^-0.566" table:style-name="ce1">
            <text:p>0.00079525</text:p>
          </table:table-cell>
          <table:table-cell office:value-type="float" office:value="40" table:style-name="ce1">
            <text:p>40</text:p>
          </table:table-cell>
          <table:table-cell office:value-type="float" office:value="8.8010000000000005E-7" table:formula="of:=(1000*[.$D$1]*0.000000044005)/[.D11]" table:style-name="ce1">
            <text:p>8.801E-07</text:p>
          </table:table-cell>
          <table:table-cell table:style-name="ce1"/>
          <table:table-cell office:value-type="float" office:value="0.67968749999999989" table:formula="of:=8.7/12.8" table:style-name="ce1">
            <text:p>0.6796875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=</text:p>
          </table:table-cell>
          <table:table-cell office:value-type="float" office:value="3000000" table:style-name="ce2">
            <text:p>3.00E+06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Vp</text:p>
          </table:table-cell>
          <table:table-cell table:number-columns-repeated="2" table:style-name="ce1"/>
          <table:table-cell office:value-type="string" table:style-name="ce1">
            <text:p>N_ARM</text:p>
          </table:table-cell>
          <table:table-cell office:value-type="string" table:style-name="ce1">
            <text:p>arm spacing</text:p>
          </table:table-cell>
          <table:table-cell table:number-columns-repeated="16379" table:style-name="ce1"/>
        </table:table-row>
        <table:table-row table:style-name="ro1">
          <table:table-cell office:value-type="float" office:value="5.0000000000000001E-3" table:style-name="ce1">
            <text:p>0.005</text:p>
          </table:table-cell>
          <table:table-cell office:value-type="float" office:value="2.1711852081087685E-3" table:formula="of:=([.A16])^-0.25*([.$B$14])^-0.5" table:style-name="ce1">
            <text:p>0.002171185</text:p>
          </table:table-cell>
          <table:table-cell office:value-type="float" office:value="1.1881766911632818E-3" table:formula="of:=([.A16])^-0.322*([.$B$14])^-0.566" table:style-name="ce1">
            <text:p>0.001188177</text:p>
          </table:table-cell>
          <table:table-cell office:value-type="float" office:value="10" table:style-name="ce1">
            <text:p>10</text:p>
          </table:table-cell>
          <table:table-cell office:value-type="float" office:value="3.5204000000000002E-6" table:formula="of:=(1000*[.$D$1]*0.000000044005)/[.D16]" table:style-name="ce1">
            <text:p>3.5204E-06</text:p>
          </table:table-cell>
          <table:table-cell table:style-name="ce1"/>
          <table:table-cell office:value-type="float" office:value="0.32415005861664714" table:formula="of:=5.53/17.06" table:style-name="ce1">
            <text:p>0.324150059</text:p>
          </table:table-cell>
          <table:table-cell table:number-columns-repeated="16377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1.8257418583505535E-3" table:formula="of:=([.A17])^-0.25*([.$B$14])^-0.5" table:style-name="ce1">
            <text:p>0.001825742</text:p>
          </table:table-cell>
          <table:table-cell office:value-type="float" office:value="9.5049397834496413E-4" table:formula="of:=([.A17])^-0.322*([.$B$14])^-0.566" table:style-name="ce1">
            <text:p>0.000950494</text:p>
          </table:table-cell>
          <table:table-cell office:value-type="float" office:value="13" table:style-name="ce1">
            <text:p>13</text:p>
          </table:table-cell>
          <table:table-cell office:value-type="float" office:value="2.7080000000000002E-6" table:formula="of:=(1000*[.$D$1]*0.000000044005)/[.D17]" table:style-name="ce1">
            <text:p>0.000002708</text:p>
          </table:table-cell>
          <table:table-cell table:style-name="ce1"/>
          <table:table-cell office:value-type="float" office:value="0.34906832298136642" table:formula="of:=5.62/16.1" table:style-name="ce1">
            <text:p>0.349068323</text:p>
          </table:table-cell>
          <table:table-cell table:number-columns-repeated="16377"/>
        </table:table-row>
        <table:table-row table:style-name="ro1">
          <table:table-cell office:value-type="float" office:value="0.03" table:style-name="ce1">
            <text:p>0.03</text:p>
          </table:table-cell>
          <table:table-cell office:value-type="float" office:value="1.3872638167626058E-3" table:formula="of:=([.A18])^-0.25*([.$B$14])^-0.5" table:style-name="ce1">
            <text:p>0.001387264</text:p>
          </table:table-cell>
          <table:table-cell office:value-type="float" office:value="6.6729262624082482E-4" table:formula="of:=([.A18])^-0.322*([.$B$14])^-0.566" table:style-name="ce1">
            <text:p>0.000667293</text:p>
          </table:table-cell>
          <table:table-cell office:value-type="float" office:value="22" table:style-name="ce1">
            <text:p>22</text:p>
          </table:table-cell>
          <table:table-cell office:value-type="float" office:value="1.6001818181818184E-6" table:formula="of:=(1000*[.$D$1]*0.000000044005)/[.D18]" table:style-name="ce1">
            <text:p>1.60018E-06</text:p>
          </table:table-cell>
          <table:table-cell table:style-name="ce1"/>
          <table:table-cell office:value-type="float" office:value="0.42928949870941452" table:formula="of:=6.32/14.722" table:style-name="ce1">
            <text:p>0.429289499</text:p>
          </table:table-cell>
          <table:table-cell table:number-columns-repeated="16377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1.2209471671615689E-3" table:formula="of:=([.A19])^-0.25*([.$B$14])^-0.5" table:style-name="ce1">
            <text:p>0.001220947</text:p>
          </table:table-cell>
          <table:table-cell office:value-type="float" office:value="5.6608419347011602E-4" table:formula="of:=([.A19])^-0.322*([.$B$14])^-0.566" table:style-name="ce1">
            <text:p>0.000566084</text:p>
          </table:table-cell>
          <table:table-cell office:value-type="float" office:value="30" table:style-name="ce1">
            <text:p>30</text:p>
          </table:table-cell>
          <table:table-cell office:value-type="float" office:value="1.1734666666666669E-6" table:formula="of:=(1000*[.$D$1]*0.000000044005)/[.D19]" table:style-name="ce1">
            <text:p>1.17347E-06</text:p>
          </table:table-cell>
          <table:table-cell table:style-name="ce1"/>
          <table:table-cell office:value-type="float" office:value="0.49493120926864587" table:formula="of:=6.835/13.81" table:style-name="ce1">
            <text:p>0.494931209</text:p>
          </table:table-cell>
          <table:table-cell table:number-columns-repeated="16377"/>
        </table:table-row>
        <table:table-row table:style-name="ro1">
          <table:table-cell office:value-type="float" office:value="0.08" table:style-name="ce1">
            <text:p>0.08</text:p>
          </table:table-cell>
          <table:table-cell office:value-type="float" office:value="1.0855926040543842E-3" table:formula="of:=([.A20])^-0.25*([.$B$14])^-0.5" table:style-name="ce1">
            <text:p>0.001085593</text:p>
          </table:table-cell>
          <table:table-cell office:value-type="float" office:value="4.8658015680219543E-4" table:formula="of:=([.A20])^-0.322*([.$B$14])^-0.566" table:style-name="ce1">
            <text:p>0.00048658</text:p>
          </table:table-cell>
          <table:table-cell office:value-type="float" office:value="42" table:style-name="ce1">
            <text:p>42</text:p>
          </table:table-cell>
          <table:table-cell office:value-type="float" office:value="8.3819047619047627E-7" table:formula="of:=(1000*[.$D$1]*0.000000044005)/[.D20]" table:style-name="ce1">
            <text:p>8.3819E-07</text:p>
          </table:table-cell>
          <table:table-cell table:style-name="ce1"/>
          <table:table-cell office:value-type="float" office:value="0.56263421617752329" table:formula="of:=7.86/13.97" table:style-name="ce1">
            <text:p>0.562634216</text:p>
          </table:table-cell>
          <table:table-cell table:number-columns-repeated="16377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1.026690096080341E-3" table:formula="of:=([.A21])^-0.25*([.$B$14])^-0.5" table:style-name="ce1">
            <text:p>0.00102669</text:p>
          </table:table-cell>
          <table:table-cell office:value-type="float" office:value="4.5284478405549673E-4" table:formula="of:=([.A21])^-0.322*([.$B$14])^-0.566" table:style-name="ce1">
            <text:p>0.000452845</text:p>
          </table:table-cell>
          <table:table-cell office:value-type="float" office:value="44" table:style-name="ce1">
            <text:p>44</text:p>
          </table:table-cell>
          <table:table-cell office:value-type="float" office:value="8.0009090909090922E-7" table:formula="of:=(1000*[.$D$1]*0.000000044005)/[.D21]" table:style-name="ce1">
            <text:p>8.00091E-07</text:p>
          </table:table-cell>
          <table:table-cell table:style-name="ce1"/>
          <table:table-cell office:value-type="float" office:value="0.61773700305810397" table:formula="of:=8.08/13.08" table:style-name="ce1">
            <text:p>0.617737003</text:p>
          </table:table-cell>
          <table:table-cell table:number-columns-repeated="16377"/>
        </table:table-row>
        <table:table-row table:style-name="ro1">
          <table:table-cell office:value-type="float" office:value="0.12" table:style-name="ce1">
            <text:p>0.12</text:p>
          </table:table-cell>
          <table:table-cell office:value-type="float" office:value="9.8094365212757066E-4" table:formula="of:=([.A22])^-0.25*([.$B$14])^-0.5" table:style-name="ce1">
            <text:p>0.000980944</text:p>
          </table:table-cell>
          <table:table-cell office:value-type="float" office:value="4.2702471214367587E-4" table:formula="of:=([.A22])^-0.322*([.$B$14])^-0.566" table:style-name="ce1">
            <text:p>0.000427025</text:p>
          </table:table-cell>
          <table:table-cell office:value-type="float" office:value="45" table:style-name="ce1">
            <text:p>45</text:p>
          </table:table-cell>
          <table:table-cell office:value-type="float" office:value="7.8231111111111122E-7" table:formula="of:=(1000*[.$D$1]*0.000000044005)/[.D22]" table:style-name="ce1">
            <text:p>7.82311E-07</text:p>
          </table:table-cell>
          <table:table-cell table:style-name="ce1"/>
          <table:table-cell office:value-type="float" office:value="0.6510122676300143" table:formula="of:=8.65/13.287" table:style-name="ce1">
            <text:p>0.651012268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=</text:p>
          </table:table-cell>
          <table:table-cell office:value-type="float" office:value="5000000" table:style-name="ce2">
            <text:p>5.00E+06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Vp</text:p>
          </table:table-cell>
          <table:table-cell table:number-columns-repeated="2" table:style-name="ce1"/>
          <table:table-cell office:value-type="string" table:style-name="ce1">
            <text:p>N_ARM</text:p>
          </table:table-cell>
          <table:table-cell office:value-type="string" table:style-name="ce1">
            <text:p>arm spacing</text:p>
          </table:table-cell>
          <table:table-cell table:number-columns-repeated="16379" table:style-name="ce1"/>
        </table:table-row>
        <table:table-row table:style-name="ro1">
          <table:table-cell office:value-type="float" office:value="5.0000000000000001E-3" table:style-name="ce1">
            <text:p>0.005</text:p>
          </table:table-cell>
          <table:table-cell office:value-type="float" office:value="1.6817928305074288E-3" table:formula="of:=([.A27])^-0.25*([.$B$25])^-0.5" table:style-name="ce1">
            <text:p>0.001681793</text:p>
          </table:table-cell>
          <table:table-cell office:value-type="float" office:value="8.8984555659073889E-4" table:formula="of:=([.A27])^-0.322*([.$B$25])^-0.566" table:style-name="ce1">
            <text:p>0.000889846</text:p>
          </table:table-cell>
          <table:table-cell office:value-type="float" office:value="6" table:style-name="ce1">
            <text:p>6</text:p>
          </table:table-cell>
          <table:table-cell office:value-type="float" office:value="2.9333333333333329E-6" table:formula="of:=(1000*[.$D$1]*[.$F$1])/[.D27]" table:style-name="ce1">
            <text:p>2.93333E-06</text:p>
          </table:table-cell>
          <table:table-cell table:style-name="ce1"/>
          <table:table-cell office:value-type="float" office:value="0.32487309644670048" table:formula="of:=5.76/17.73" table:style-name="ce1">
            <text:p>0.324873096</text:p>
          </table:table-cell>
          <table:table-cell table:number-columns-repeated="16377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1.4142135623730946E-3" table:formula="of:=([.A28])^-0.25*([.$B$25])^-0.5" table:style-name="ce1">
            <text:p>0.001414214</text:p>
          </table:table-cell>
          <table:table-cell office:value-type="float" office:value="7.1184096564665708E-4" table:formula="of:=([.A28])^-0.322*([.$B$25])^-0.566" table:style-name="ce1">
            <text:p>0.000711841</text:p>
          </table:table-cell>
          <table:table-cell office:value-type="float" office:value="9" table:style-name="ce1">
            <text:p>9</text:p>
          </table:table-cell>
          <table:table-cell office:value-type="float" office:value="1.9555555555555551E-6" table:formula="of:=(1000*[.$D$1]*[.$F$1])/[.D28]" table:style-name="ce1">
            <text:p>1.95556E-06</text:p>
          </table:table-cell>
          <table:table-cell table:style-name="ce1"/>
          <table:table-cell office:value-type="float" office:value="0.35236938031591736" table:formula="of:=5.8/16.46" table:style-name="ce1">
            <text:p>0.35236938</text:p>
          </table:table-cell>
          <table:table-cell table:number-columns-repeated="16377"/>
        </table:table-row>
        <table:table-row table:style-name="ro1">
          <table:table-cell office:value-type="float" office:value="0.03" table:style-name="ce1">
            <text:p>0.03</text:p>
          </table:table-cell>
          <table:table-cell office:value-type="float" office:value="1.0745699318235418E-3" table:formula="of:=([.A29])^-0.25*([.$B$25])^-0.5" table:style-name="ce1">
            <text:p>0.00107457</text:p>
          </table:table-cell>
          <table:table-cell office:value-type="float" office:value="4.9974669830024729E-4" table:formula="of:=([.A29])^-0.322*([.$B$25])^-0.566" table:style-name="ce1">
            <text:p>0.000499747</text:p>
          </table:table-cell>
          <table:table-cell office:value-type="float" office:value="16" table:style-name="ce1">
            <text:p>16</text:p>
          </table:table-cell>
          <table:table-cell office:value-type="float" office:value="1.0999999999999998E-6" table:formula="of:=(1000*[.$D$1]*[.$F$1])/[.D29]" table:style-name="ce1">
            <text:p>0.0000011</text:p>
          </table:table-cell>
          <table:table-cell table:style-name="ce1"/>
          <table:table-cell office:value-type="float" office:value="0.42942345924453285" table:formula="of:=6.48/15.09" table:style-name="ce1">
            <text:p>0.429423459</text:p>
          </table:table-cell>
          <table:table-cell table:number-columns-repeated="16377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9.4574160900317574E-4" table:formula="of:=([.A30])^-0.25*([.$B$25])^-0.5" table:style-name="ce1">
            <text:p>0.000945742</text:p>
          </table:table-cell>
          <table:table-cell office:value-type="float" office:value="4.2394999663094017E-4" table:formula="of:=([.A30])^-0.322*([.$B$25])^-0.566" table:style-name="ce1">
            <text:p>0.00042395</text:p>
          </table:table-cell>
          <table:table-cell office:value-type="float" office:value="22" table:style-name="ce1">
            <text:p>22</text:p>
          </table:table-cell>
          <table:table-cell office:value-type="float" office:value="7.9999999999999986E-7" table:formula="of:=(1000*[.$D$1]*[.$F$1])/[.D30]" table:style-name="ce1">
            <text:p>0.0000008</text:p>
          </table:table-cell>
          <table:table-cell table:style-name="ce1"/>
          <table:table-cell office:value-type="float" office:value="0.49592533259037408" table:formula="of:=7.12/14.357" table:style-name="ce1">
            <text:p>0.495925333</text:p>
          </table:table-cell>
          <table:table-cell table:number-columns-repeated="16377"/>
        </table:table-row>
        <table:table-row table:style-name="ro1">
          <table:table-cell office:value-type="float" office:value="0.08" table:style-name="ce1">
            <text:p>0.08</text:p>
          </table:table-cell>
          <table:table-cell office:value-type="float" office:value="8.4089641525371438E-4" table:formula="of:=([.A31])^-0.25*([.$B$25])^-0.5" table:style-name="ce1">
            <text:p>0.000840896</text:p>
          </table:table-cell>
          <table:table-cell office:value-type="float" office:value="3.6440808313765972E-4" table:formula="of:=([.A31])^-0.322*([.$B$25])^-0.566" table:style-name="ce1">
            <text:p>0.000364408</text:p>
          </table:table-cell>
          <table:table-cell office:value-type="float" office:value="28" table:style-name="ce1">
            <text:p>28</text:p>
          </table:table-cell>
          <table:table-cell office:value-type="float" office:value="6.2857142857142845E-7" table:formula="of:=(1000*[.$D$1]*[.$F$1])/[.D31]" table:style-name="ce1">
            <text:p>6.28571E-07</text:p>
          </table:table-cell>
          <table:table-cell table:style-name="ce1"/>
          <table:table-cell office:value-type="float" office:value="0.56617647058823528" table:formula="of:=7.7/13.6" table:style-name="ce1">
            <text:p>0.566176471</text:p>
          </table:table-cell>
          <table:table-cell table:number-columns-repeated="16377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7.9527072876705055E-4" table:formula="of:=([.A32])^-0.25*([.$B$25])^-0.5" table:style-name="ce1">
            <text:p>0.000795271</text:p>
          </table:table-cell>
          <table:table-cell office:value-type="float" office:value="3.3914309371155688E-4" table:formula="of:=([.A32])^-0.322*([.$B$25])^-0.566" table:style-name="ce1">
            <text:p>0.000339143</text:p>
          </table:table-cell>
          <table:table-cell office:value-type="float" office:value="30" table:style-name="ce1">
            <text:p>30</text:p>
          </table:table-cell>
          <table:table-cell office:value-type="float" office:value="5.8666666666666663E-7" table:formula="of:=(1000*[.$D$1]*[.$F$1])/[.D32]" table:style-name="ce1">
            <text:p>5.86667E-07</text:p>
          </table:table-cell>
          <table:table-cell table:style-name="ce1"/>
          <table:table-cell office:value-type="float" office:value="0.61043872919818454" table:formula="of:=8.07/13.22" table:style-name="ce1">
            <text:p>0.610438729</text:p>
          </table:table-cell>
          <table:table-cell table:number-columns-repeated="16377"/>
        </table:table-row>
        <table:table-row table:style-name="ro1">
          <table:table-cell office:value-type="float" office:value="0.12" table:style-name="ce1">
            <text:p>0.12</text:p>
          </table:table-cell>
          <table:table-cell office:value-type="float" office:value="7.5983568565159241E-4" table:formula="of:=([.A33])^-0.25*([.$B$25])^-0.5" table:style-name="ce1">
            <text:p>0.000759836</text:p>
          </table:table-cell>
          <table:table-cell office:value-type="float" office:value="3.198060065321302E-4" table:formula="of:=([.A33])^-0.322*([.$B$25])^-0.566" table:style-name="ce1">
            <text:p>0.000319806</text:p>
          </table:table-cell>
          <table:table-cell office:value-type="float" office:value="37" table:style-name="ce1">
            <text:p>37</text:p>
          </table:table-cell>
          <table:table-cell office:value-type="float" office:value="4.756756756756756E-7" table:formula="of:=(1000*[.$D$1]*[.$F$1])/[.D33]" table:style-name="ce1">
            <text:p>4.75676E-07</text:p>
          </table:table-cell>
          <table:table-cell table:style-name="ce1"/>
          <table:table-cell office:value-type="float" office:value="0.63593380614657213" table:formula="of:=8.07/12.69" table:style-name="ce1">
            <text:p>0.63593380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5000" table:formula="of:=[.A27]*[.$B$25]" table:style-name="ce1">
            <text:p>25000</text:p>
          </table:table-cell>
          <table:table-cell table:number-columns-repeated="16382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G-1_0e6" table:style-name="ta1">
        <table:shapes>
          <draw:frame draw:z-index="1" draw:id="id3" draw:style-name="a3" draw:name="Chart 1" svg:x="6.08861in" svg:y="0in" svg:width="5.16847in" svg:height="2.90708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Chart 2" svg:x="5.31847in" svg:y="3.02014in" svg:width="6.29875in" svg:height="3.54292in" style:rel-width="scale" style:rel-height="scale">
            <draw:object xlink:href="Object 5/" xlink:type="simple" xlink:show="embed" xlink:actuate="onLoad"/>
            <svg:title/>
            <svg:desc/>
          </draw:frame>
          <draw:frame draw:z-index="3" draw:id="id5" draw:style-name="a5" draw:name="Chart 3" svg:x="11.24805in" svg:y="0.35278in" svg:width="6.29875in" svg:height="3.54292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Dx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string" table:style-name="ce1">
            <text:p>x_bar</text:p>
          </table:table-cell>
          <table:table-cell office:value-type="float" office:value="2.1999999999999998E-8" table:style-name="ce2">
            <text:p>2.20E-08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=</text:p>
          </table:table-cell>
          <table:table-cell office:value-type="float" office:value="1000000" table:style-name="ce2">
            <text:p>1.00E+06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Vp</text:p>
          </table:table-cell>
          <table:table-cell office:value-type="string" table:style-name="ce1">
            <text:p>V^-0.25G^-0.5</text:p>
          </table:table-cell>
          <table:table-cell table:style-name="ce1"/>
          <table:table-cell office:value-type="string" table:style-name="ce1">
            <text:p>N_ARM</text:p>
          </table:table-cell>
          <table:table-cell office:value-type="string" table:style-name="ce1">
            <text:p>arm spacing</text:p>
          </table:table-cell>
          <table:table-cell table:style-name="ce1"/>
          <table:table-cell office:value-type="string" table:style-name="ce1">
            <text:p>k</text:p>
          </table:table-cell>
          <table:table-cell table:number-columns-repeated="16377"/>
        </table:table-row>
        <table:table-row table:style-name="ro1">
          <table:table-cell office:value-type="float" office:value="5.0000000000000001E-3" table:style-name="ce1">
            <text:p>0.005</text:p>
          </table:table-cell>
          <table:table-cell office:value-type="float" office:value="3.7606030930863936E-3" table:formula="of:=([.A5])^-0.25*([.$B$3])^-0.5" table:style-name="ce1">
            <text:p>0.003760603</text:p>
          </table:table-cell>
          <table:table-cell office:value-type="float" office:value="2.2127464802609823E-3" table:formula="of:=([.A5])^-0.322*([.$B$3])^-0.566" table:style-name="ce1">
            <text:p>0.002212746</text:p>
          </table:table-cell>
          <table:table-cell office:value-type="float" office:value="20" table:style-name="ce1">
            <text:p>20</text:p>
          </table:table-cell>
          <table:table-cell office:value-type="float" office:value="8.7999999999999983E-7" table:formula="of:=(1000*[.$D$1]*[.$F$1])/[.D5]" table:style-name="ce2">
            <text:p>8.80E-07</text:p>
          </table:table-cell>
          <table:table-cell table:style-name="ce1"/>
          <table:table-cell office:value-type="float" office:value="0.41364902506963791" table:formula="of:=5.94/14.36" table:style-name="ce1">
            <text:p>0.413649025</text:p>
          </table:table-cell>
          <table:table-cell table:number-columns-repeated="16377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3.1622776601683785E-3" table:formula="of:=([.A6])^-0.25*([.$B$3])^-0.5" table:style-name="ce1">
            <text:p>0.003162278</text:p>
          </table:table-cell>
          <table:table-cell office:value-type="float" office:value="1.770108958317422E-3" table:formula="of:=([.A6])^-0.322*([.$B$3])^-0.566" table:style-name="ce1">
            <text:p>0.001770109</text:p>
          </table:table-cell>
          <table:table-cell office:value-type="float" office:value="21" table:style-name="ce1">
            <text:p>21</text:p>
          </table:table-cell>
          <table:table-cell office:value-type="float" office:value="8.3809523809523801E-7" table:formula="of:=(1000*[.$D$1]*[.$F$1])/[.D6]" table:style-name="ce2">
            <text:p>8.38E-07</text:p>
          </table:table-cell>
          <table:table-cell office:value-type="string" table:style-name="ce1">
            <text:p>20-21</text:p>
          </table:table-cell>
          <table:table-cell office:value-type="float" office:value="0.44017094017094016" table:formula="of:=6.18/14.04" table:style-name="ce1">
            <text:p>0.44017094</text:p>
          </table:table-cell>
          <table:table-cell table:number-columns-repeated="16377"/>
        </table:table-row>
        <table:table-row table:style-name="ro1">
          <table:table-cell office:value-type="float" office:value="0.03" table:style-name="ce1">
            <text:p>0.03</text:p>
          </table:table-cell>
          <table:table-cell office:value-type="float" office:value="2.4028114141347542E-3" table:formula="of:=([.A7])^-0.25*([.$B$3])^-0.5" table:style-name="ce1">
            <text:p>0.002402811</text:p>
          </table:table-cell>
          <table:table-cell office:value-type="float" office:value="1.2427018817991456E-3" table:formula="of:=([.A7])^-0.322*([.$B$3])^-0.566" table:style-name="ce1">
            <text:p>0.001242702</text:p>
          </table:table-cell>
          <table:table-cell office:value-type="float" office:value="27.5" table:style-name="ce1">
            <text:p>27.5</text:p>
          </table:table-cell>
          <table:table-cell office:value-type="float" office:value="6.3999999999999991E-7" table:formula="of:=(1000*[.$D$1]*[.$F$1])/[.D7]" table:style-name="ce1">
            <text:p>0.00000064</text:p>
          </table:table-cell>
          <table:table-cell office:value-type="string" table:style-name="ce1">
            <text:p>27-28</text:p>
          </table:table-cell>
          <table:table-cell office:value-type="float" office:value="0.51684390570387451" table:formula="of:=6.95/13.447" table:style-name="ce1">
            <text:p>0.516843906</text:p>
          </table:table-cell>
          <table:table-cell table:number-columns-repeated="16377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2.1147425268811283E-3" table:formula="of:=([.A8])^-0.25*([.$B$3])^-0.5" table:style-name="ce1">
            <text:p>0.002114743</text:p>
          </table:table-cell>
          <table:table-cell office:value-type="float" office:value="1.0542209891409502E-3" table:formula="of:=([.A8])^-0.322*([.$B$3])^-0.566" table:style-name="ce1">
            <text:p>0.001054221</text:p>
          </table:table-cell>
          <table:table-cell office:value-type="float" office:value="30" table:style-name="ce1">
            <text:p>30</text:p>
          </table:table-cell>
          <table:table-cell office:value-type="float" office:value="5.8666666666666663E-7" table:formula="of:=(1000*[.$D$1]*[.$F$1])/[.D8]" table:style-name="ce1">
            <text:p>5.86667E-07</text:p>
          </table:table-cell>
          <table:table-cell table:style-name="ce1"/>
          <table:table-cell office:value-type="float" office:value="0.58457997698504027" table:formula="of:=7.62/13.035" table:style-name="ce1">
            <text:p>0.584579977</text:p>
          </table:table-cell>
          <table:table-cell table:number-columns-repeated="16377"/>
        </table:table-row>
        <table:table-row table:style-name="ro1">
          <table:table-cell office:value-type="float" office:value="0.08" table:style-name="ce1">
            <text:p>0.08</text:p>
          </table:table-cell>
          <table:table-cell office:value-type="float" office:value="1.8803015465431968E-3" table:formula="of:=([.A9])^-0.25*([.$B$3])^-0.5" table:style-name="ce1">
            <text:p>0.001880302</text:p>
          </table:table-cell>
          <table:table-cell office:value-type="float" office:value="9.0616028519695593E-4" table:formula="of:=([.A9])^-0.322*([.$B$3])^-0.566" table:style-name="ce1">
            <text:p>0.00090616</text:p>
          </table:table-cell>
          <table:table-cell office:value-type="float" office:value="33" table:style-name="ce1">
            <text:p>33</text:p>
          </table:table-cell>
          <table:table-cell office:value-type="float" office:value="5.3333333333333324E-7" table:formula="of:=(1000*[.$D$1]*[.$F$1])/[.D9]" table:style-name="ce1">
            <text:p>5.33333E-07</text:p>
          </table:table-cell>
          <table:table-cell table:style-name="ce1"/>
          <table:table-cell office:value-type="float" office:value="0.66615146831530136" table:formula="of:=8.62/12.94" table:style-name="ce1">
            <text:p>0.666151468</text:p>
          </table:table-cell>
          <table:table-cell table:number-columns-repeated="16377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1.7782794100389228E-3" table:formula="of:=([.A10])^-0.25*([.$B$3])^-0.5" table:style-name="ce1">
            <text:p>0.001778279</text:p>
          </table:table-cell>
          <table:table-cell office:value-type="float" office:value="8.4333475776427575E-4" table:formula="of:=([.A10])^-0.322*([.$B$3])^-0.566" table:style-name="ce1">
            <text:p>0.000843335</text:p>
          </table:table-cell>
          <table:table-cell office:value-type="float" office:value="33.5" table:style-name="ce1">
            <text:p>33.5</text:p>
          </table:table-cell>
          <table:table-cell office:value-type="float" office:value="5.2537313432835818E-7" table:formula="of:=(1000*[.$D$1]*[.$F$1])/[.D10]" table:style-name="ce1">
            <text:p>5.25373E-07</text:p>
          </table:table-cell>
          <table:table-cell office:value-type="string" table:style-name="ce1">
            <text:p>32-35</text:p>
          </table:table-cell>
          <table:table-cell office:value-type="float" office:value="0.68462757527733764" table:formula="of:=8.64/12.62" table:style-name="ce1">
            <text:p>0.684627575</text:p>
          </table:table-cell>
          <table:table-cell table:number-columns-repeated="16377"/>
        </table:table-row>
        <table:table-row table:style-name="ro1">
          <table:table-cell office:value-type="float" office:value="0.12" table:style-name="ce1">
            <text:p>0.12</text:p>
          </table:table-cell>
          <table:table-cell office:value-type="float" office:value="1.6990442448471224E-3" table:formula="of:=([.A11])^-0.25*([.$B$3])^-0.5" table:style-name="ce1">
            <text:p>0.001699044</text:p>
          </table:table-cell>
          <table:table-cell office:value-type="float" office:value="7.952499285735678E-4" table:formula="of:=([.A11])^-0.322*([.$B$3])^-0.566" table:style-name="ce1">
            <text:p>0.00079525</text:p>
          </table:table-cell>
          <table:table-cell office:value-type="float" office:value="36" table:style-name="ce1">
            <text:p>36</text:p>
          </table:table-cell>
          <table:table-cell office:value-type="float" office:value="4.8888888888888878E-7" table:formula="of:=(1000*[.$D$1]*[.$F$1])/[.D11]" table:style-name="ce1">
            <text:p>4.88889E-07</text:p>
          </table:table-cell>
          <table:table-cell table:style-name="ce1"/>
          <table:table-cell office:value-type="float" office:value="0.67968749999999989" table:formula="of:=8.7/12.8" table:style-name="ce1">
            <text:p>0.6796875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=</text:p>
          </table:table-cell>
          <table:table-cell office:value-type="float" office:value="3000000" table:style-name="ce2">
            <text:p>3.00E+06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Vp</text:p>
          </table:table-cell>
          <table:table-cell table:number-columns-repeated="2" table:style-name="ce1"/>
          <table:table-cell office:value-type="string" table:style-name="ce1">
            <text:p>N_ARM</text:p>
          </table:table-cell>
          <table:table-cell office:value-type="string" table:style-name="ce1">
            <text:p>arm spacing</text:p>
          </table:table-cell>
          <table:table-cell table:number-columns-repeated="16379" table:style-name="ce1"/>
        </table:table-row>
        <table:table-row table:style-name="ro1">
          <table:table-cell office:value-type="float" office:value="5.0000000000000001E-3" table:style-name="ce1">
            <text:p>0.005</text:p>
          </table:table-cell>
          <table:table-cell office:value-type="float" office:value="2.1711852081087685E-3" table:formula="of:=([.A16])^-0.25*([.$B$14])^-0.5" table:style-name="ce1">
            <text:p>0.002171185</text:p>
          </table:table-cell>
          <table:table-cell office:value-type="float" office:value="1.1881766911632818E-3" table:formula="of:=([.A16])^-0.322*([.$B$14])^-0.566" table:style-name="ce1">
            <text:p>0.001188177</text:p>
          </table:table-cell>
          <table:table-cell office:value-type="float" office:value="11" table:style-name="ce1">
            <text:p>11</text:p>
          </table:table-cell>
          <table:table-cell office:value-type="float" office:value="1.5999999999999997E-6" table:formula="of:=(1000*[.$D$1]*[.$F$1])/[.D16]" table:style-name="ce1">
            <text:p>0.0000016</text:p>
          </table:table-cell>
          <table:table-cell table:style-name="ce1"/>
          <table:table-cell office:value-type="float" office:value="0.32415005861664714" table:formula="of:=5.53/17.06" table:style-name="ce1">
            <text:p>0.324150059</text:p>
          </table:table-cell>
          <table:table-cell table:number-columns-repeated="16377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1.8257418583505535E-3" table:formula="of:=([.A17])^-0.25*([.$B$14])^-0.5" table:style-name="ce1">
            <text:p>0.001825742</text:p>
          </table:table-cell>
          <table:table-cell office:value-type="float" office:value="9.5049397834496413E-4" table:formula="of:=([.A17])^-0.322*([.$B$14])^-0.566" table:style-name="ce1">
            <text:p>0.000950494</text:p>
          </table:table-cell>
          <table:table-cell office:value-type="float" office:value="11" table:style-name="ce1">
            <text:p>11</text:p>
          </table:table-cell>
          <table:table-cell office:value-type="float" office:value="1.5999999999999997E-6" table:formula="of:=(1000*[.$D$1]*[.$F$1])/[.D17]" table:style-name="ce1">
            <text:p>0.0000016</text:p>
          </table:table-cell>
          <table:table-cell office:value-type="string" table:style-name="ce1">
            <text:p>11-12</text:p>
          </table:table-cell>
          <table:table-cell office:value-type="float" office:value="0.34906832298136642" table:formula="of:=5.62/16.1" table:style-name="ce1">
            <text:p>0.349068323</text:p>
          </table:table-cell>
          <table:table-cell table:number-columns-repeated="16377"/>
        </table:table-row>
        <table:table-row table:style-name="ro1">
          <table:table-cell office:value-type="float" office:value="0.03" table:style-name="ce1">
            <text:p>0.03</text:p>
          </table:table-cell>
          <table:table-cell office:value-type="float" office:value="1.3872638167626058E-3" table:formula="of:=([.A18])^-0.25*([.$B$14])^-0.5" table:style-name="ce1">
            <text:p>0.001387264</text:p>
          </table:table-cell>
          <table:table-cell office:value-type="float" office:value="6.6729262624082482E-4" table:formula="of:=([.A18])^-0.322*([.$B$14])^-0.566" table:style-name="ce1">
            <text:p>0.000667293</text:p>
          </table:table-cell>
          <table:table-cell office:value-type="float" office:value="17" table:style-name="ce1">
            <text:p>17</text:p>
          </table:table-cell>
          <table:table-cell office:value-type="float" office:value="1.0352941176470586E-6" table:formula="of:=(1000*[.$D$1]*[.$F$1])/[.D18]" table:style-name="ce1">
            <text:p>1.03529E-06</text:p>
          </table:table-cell>
          <table:table-cell table:style-name="ce1"/>
          <table:table-cell office:value-type="float" office:value="0.42928949870941452" table:formula="of:=6.32/14.722" table:style-name="ce1">
            <text:p>0.429289499</text:p>
          </table:table-cell>
          <table:table-cell table:number-columns-repeated="16377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1.2209471671615689E-3" table:formula="of:=([.A19])^-0.25*([.$B$14])^-0.5" table:style-name="ce1">
            <text:p>0.001220947</text:p>
          </table:table-cell>
          <table:table-cell office:value-type="float" office:value="5.6608419347011602E-4" table:formula="of:=([.A19])^-0.322*([.$B$14])^-0.566" table:style-name="ce1">
            <text:p>0.000566084</text:p>
          </table:table-cell>
          <table:table-cell office:value-type="float" office:value="29" table:style-name="ce1">
            <text:p>29</text:p>
          </table:table-cell>
          <table:table-cell office:value-type="float" office:value="6.0689655172413783E-7" table:formula="of:=(1000*[.$D$1]*[.$F$1])/[.D19]" table:style-name="ce1">
            <text:p>6.06897E-07</text:p>
          </table:table-cell>
          <table:table-cell table:style-name="ce1"/>
          <table:table-cell office:value-type="float" office:value="0.49493120926864587" table:formula="of:=6.835/13.81" table:style-name="ce1">
            <text:p>0.494931209</text:p>
          </table:table-cell>
          <table:table-cell table:number-columns-repeated="16377"/>
        </table:table-row>
        <table:table-row table:style-name="ro1">
          <table:table-cell office:value-type="float" office:value="0.08" table:style-name="ce1">
            <text:p>0.08</text:p>
          </table:table-cell>
          <table:table-cell office:value-type="float" office:value="1.0855926040543842E-3" table:formula="of:=([.A20])^-0.25*([.$B$14])^-0.5" table:style-name="ce1">
            <text:p>0.001085593</text:p>
          </table:table-cell>
          <table:table-cell office:value-type="float" office:value="4.8658015680219543E-4" table:formula="of:=([.A20])^-0.322*([.$B$14])^-0.566" table:style-name="ce1">
            <text:p>0.00048658</text:p>
          </table:table-cell>
          <table:table-cell office:value-type="float" office:value="32" table:style-name="ce1">
            <text:p>32</text:p>
          </table:table-cell>
          <table:table-cell office:value-type="float" office:value="5.4999999999999992E-7" table:formula="of:=(1000*[.$D$1]*[.$F$1])/[.D20]" table:style-name="ce1">
            <text:p>0.00000055</text:p>
          </table:table-cell>
          <table:table-cell table:style-name="ce1"/>
          <table:table-cell office:value-type="float" office:value="0.56263421617752329" table:formula="of:=7.86/13.97" table:style-name="ce1">
            <text:p>0.562634216</text:p>
          </table:table-cell>
          <table:table-cell table:number-columns-repeated="16377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1.026690096080341E-3" table:formula="of:=([.A21])^-0.25*([.$B$14])^-0.5" table:style-name="ce1">
            <text:p>0.00102669</text:p>
          </table:table-cell>
          <table:table-cell office:value-type="float" office:value="4.5284478405549673E-4" table:formula="of:=([.A21])^-0.322*([.$B$14])^-0.566" table:style-name="ce1">
            <text:p>0.000452845</text:p>
          </table:table-cell>
          <table:table-cell office:value-type="float" office:value="33" table:style-name="ce1">
            <text:p>33</text:p>
          </table:table-cell>
          <table:table-cell office:value-type="float" office:value="5.3333333333333324E-7" table:formula="of:=(1000*[.$D$1]*[.$F$1])/[.D21]" table:style-name="ce1">
            <text:p>5.33333E-07</text:p>
          </table:table-cell>
          <table:table-cell table:style-name="ce1"/>
          <table:table-cell office:value-type="float" office:value="0.61773700305810397" table:formula="of:=8.08/13.08" table:style-name="ce1">
            <text:p>0.617737003</text:p>
          </table:table-cell>
          <table:table-cell table:number-columns-repeated="16377"/>
        </table:table-row>
        <table:table-row table:style-name="ro1">
          <table:table-cell office:value-type="float" office:value="0.12" table:style-name="ce1">
            <text:p>0.12</text:p>
          </table:table-cell>
          <table:table-cell office:value-type="float" office:value="9.8094365212757066E-4" table:formula="of:=([.A22])^-0.25*([.$B$14])^-0.5" table:style-name="ce1">
            <text:p>0.000980944</text:p>
          </table:table-cell>
          <table:table-cell office:value-type="float" office:value="4.2702471214367587E-4" table:formula="of:=([.A22])^-0.322*([.$B$14])^-0.566" table:style-name="ce1">
            <text:p>0.000427025</text:p>
          </table:table-cell>
          <table:table-cell office:value-type="float" office:value="35" table:style-name="ce1">
            <text:p>35</text:p>
          </table:table-cell>
          <table:table-cell office:value-type="float" office:value="5.0285714285714276E-7" table:formula="of:=(1000*[.$D$1]*[.$F$1])/[.D22]" table:style-name="ce1">
            <text:p>5.02857E-07</text:p>
          </table:table-cell>
          <table:table-cell table:style-name="ce1"/>
          <table:table-cell office:value-type="float" office:value="0.6510122676300143" table:formula="of:=8.65/13.287" table:style-name="ce1">
            <text:p>0.651012268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=</text:p>
          </table:table-cell>
          <table:table-cell office:value-type="float" office:value="5000000" table:style-name="ce2">
            <text:p>5.00E+06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Vp</text:p>
          </table:table-cell>
          <table:table-cell table:number-columns-repeated="2" table:style-name="ce1"/>
          <table:table-cell office:value-type="string" table:style-name="ce1">
            <text:p>N_ARM</text:p>
          </table:table-cell>
          <table:table-cell office:value-type="string" table:style-name="ce1">
            <text:p>arm spacing</text:p>
          </table:table-cell>
          <table:table-cell table:number-columns-repeated="16379" table:style-name="ce1"/>
        </table:table-row>
        <table:table-row table:style-name="ro1">
          <table:table-cell office:value-type="float" office:value="5.0000000000000001E-3" table:style-name="ce1">
            <text:p>0.005</text:p>
          </table:table-cell>
          <table:table-cell office:value-type="float" office:value="1.6817928305074288E-3" table:formula="of:=([.A27])^-0.25*([.$B$25])^-0.5" table:style-name="ce1">
            <text:p>0.001681793</text:p>
          </table:table-cell>
          <table:table-cell office:value-type="float" office:value="8.8984555659073889E-4" table:formula="of:=([.A27])^-0.322*([.$B$25])^-0.566" table:style-name="ce1">
            <text:p>0.000889846</text:p>
          </table:table-cell>
          <table:table-cell office:value-type="float" office:value="9" table:style-name="ce1">
            <text:p>9</text:p>
          </table:table-cell>
          <table:table-cell office:value-type="float" office:value="1.9555555555555551E-6" table:formula="of:=(1000*[.$D$1]*[.$F$1])/[.D27]" table:style-name="ce1">
            <text:p>1.95556E-06</text:p>
          </table:table-cell>
          <table:table-cell table:style-name="ce1"/>
          <table:table-cell office:value-type="float" office:value="0.32487309644670048" table:formula="of:=5.76/17.73" table:style-name="ce1">
            <text:p>0.324873096</text:p>
          </table:table-cell>
          <table:table-cell table:number-columns-repeated="16377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1.4142135623730946E-3" table:formula="of:=([.A28])^-0.25*([.$B$25])^-0.5" table:style-name="ce1">
            <text:p>0.001414214</text:p>
          </table:table-cell>
          <table:table-cell office:value-type="float" office:value="7.1184096564665708E-4" table:formula="of:=([.A28])^-0.322*([.$B$25])^-0.566" table:style-name="ce1">
            <text:p>0.000711841</text:p>
          </table:table-cell>
          <table:table-cell office:value-type="float" office:value="10" table:style-name="ce1">
            <text:p>10</text:p>
          </table:table-cell>
          <table:table-cell office:value-type="float" office:value="1.7599999999999997E-6" table:formula="of:=(1000*[.$D$1]*[.$F$1])/[.D28]" table:style-name="ce1">
            <text:p>0.00000176</text:p>
          </table:table-cell>
          <table:table-cell table:style-name="ce1"/>
          <table:table-cell office:value-type="float" office:value="0.35236938031591736" table:formula="of:=5.8/16.46" table:style-name="ce1">
            <text:p>0.35236938</text:p>
          </table:table-cell>
          <table:table-cell table:number-columns-repeated="16377"/>
        </table:table-row>
        <table:table-row table:style-name="ro1">
          <table:table-cell office:value-type="float" office:value="0.03" table:style-name="ce1">
            <text:p>0.03</text:p>
          </table:table-cell>
          <table:table-cell office:value-type="float" office:value="1.0745699318235418E-3" table:formula="of:=([.A29])^-0.25*([.$B$25])^-0.5" table:style-name="ce1">
            <text:p>0.00107457</text:p>
          </table:table-cell>
          <table:table-cell office:value-type="float" office:value="4.9974669830024729E-4" table:formula="of:=([.A29])^-0.322*([.$B$25])^-0.566" table:style-name="ce1">
            <text:p>0.000499747</text:p>
          </table:table-cell>
          <table:table-cell office:value-type="float" office:value="21" table:style-name="ce1">
            <text:p>21</text:p>
          </table:table-cell>
          <table:table-cell office:value-type="float" office:value="8.3809523809523801E-7" table:formula="of:=(1000*[.$D$1]*[.$F$1])/[.D29]" table:style-name="ce1">
            <text:p>8.38095E-07</text:p>
          </table:table-cell>
          <table:table-cell table:style-name="ce1"/>
          <table:table-cell office:value-type="float" office:value="0.42942345924453285" table:formula="of:=6.48/15.09" table:style-name="ce1">
            <text:p>0.429423459</text:p>
          </table:table-cell>
          <table:table-cell table:number-columns-repeated="16377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9.4574160900317574E-4" table:formula="of:=([.A30])^-0.25*([.$B$25])^-0.5" table:style-name="ce1">
            <text:p>0.000945742</text:p>
          </table:table-cell>
          <table:table-cell office:value-type="float" office:value="4.2394999663094017E-4" table:formula="of:=([.A30])^-0.322*([.$B$25])^-0.566" table:style-name="ce1">
            <text:p>0.00042395</text:p>
          </table:table-cell>
          <table:table-cell office:value-type="float" office:value="28" table:style-name="ce1">
            <text:p>28</text:p>
          </table:table-cell>
          <table:table-cell office:value-type="float" office:value="6.2857142857142845E-7" table:formula="of:=(1000*[.$D$1]*[.$F$1])/[.D30]" table:style-name="ce1">
            <text:p>6.28571E-07</text:p>
          </table:table-cell>
          <table:table-cell table:style-name="ce1"/>
          <table:table-cell office:value-type="float" office:value="0.49592533259037408" table:formula="of:=7.12/14.357" table:style-name="ce1">
            <text:p>0.495925333</text:p>
          </table:table-cell>
          <table:table-cell table:number-columns-repeated="16377"/>
        </table:table-row>
        <table:table-row table:style-name="ro1">
          <table:table-cell office:value-type="float" office:value="0.08" table:style-name="ce1">
            <text:p>0.08</text:p>
          </table:table-cell>
          <table:table-cell office:value-type="float" office:value="8.4089641525371438E-4" table:formula="of:=([.A31])^-0.25*([.$B$25])^-0.5" table:style-name="ce1">
            <text:p>0.000840896</text:p>
          </table:table-cell>
          <table:table-cell office:value-type="float" office:value="3.6440808313765972E-4" table:formula="of:=([.A31])^-0.322*([.$B$25])^-0.566" table:style-name="ce1">
            <text:p>0.000364408</text:p>
          </table:table-cell>
          <table:table-cell office:value-type="float" office:value="32" table:style-name="ce1">
            <text:p>32</text:p>
          </table:table-cell>
          <table:table-cell office:value-type="float" office:value="5.4999999999999992E-7" table:formula="of:=(1000*[.$D$1]*[.$F$1])/[.D31]" table:style-name="ce1">
            <text:p>0.00000055</text:p>
          </table:table-cell>
          <table:table-cell table:style-name="ce1"/>
          <table:table-cell office:value-type="float" office:value="0.56617647058823528" table:formula="of:=7.7/13.6" table:style-name="ce1">
            <text:p>0.566176471</text:p>
          </table:table-cell>
          <table:table-cell table:number-columns-repeated="16377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7.9527072876705055E-4" table:formula="of:=([.A32])^-0.25*([.$B$25])^-0.5" table:style-name="ce1">
            <text:p>0.000795271</text:p>
          </table:table-cell>
          <table:table-cell office:value-type="float" office:value="3.3914309371155688E-4" table:formula="of:=([.A32])^-0.322*([.$B$25])^-0.566" table:style-name="ce1">
            <text:p>0.000339143</text:p>
          </table:table-cell>
          <table:table-cell office:value-type="float" office:value="36" table:style-name="ce1">
            <text:p>36</text:p>
          </table:table-cell>
          <table:table-cell office:value-type="float" office:value="4.8888888888888878E-7" table:formula="of:=(1000*[.$D$1]*[.$F$1])/[.D32]" table:style-name="ce1">
            <text:p>4.88889E-07</text:p>
          </table:table-cell>
          <table:table-cell table:style-name="ce1"/>
          <table:table-cell office:value-type="float" office:value="0.61043872919818454" table:formula="of:=8.07/13.22" table:style-name="ce1">
            <text:p>0.610438729</text:p>
          </table:table-cell>
          <table:table-cell table:number-columns-repeated="16377"/>
        </table:table-row>
        <table:table-row table:style-name="ro1">
          <table:table-cell office:value-type="float" office:value="0.12" table:style-name="ce1">
            <text:p>0.12</text:p>
          </table:table-cell>
          <table:table-cell office:value-type="float" office:value="7.5983568565159241E-4" table:formula="of:=([.A33])^-0.25*([.$B$25])^-0.5" table:style-name="ce1">
            <text:p>0.000759836</text:p>
          </table:table-cell>
          <table:table-cell office:value-type="float" office:value="3.198060065321302E-4" table:formula="of:=([.A33])^-0.322*([.$B$25])^-0.566" table:style-name="ce1">
            <text:p>0.000319806</text:p>
          </table:table-cell>
          <table:table-cell office:value-type="float" office:value="37" table:style-name="ce1">
            <text:p>37</text:p>
          </table:table-cell>
          <table:table-cell office:value-type="float" office:value="4.756756756756756E-7" table:formula="of:=(1000*[.$D$1]*[.$F$1])/[.D33]" table:style-name="ce1">
            <text:p>4.75676E-07</text:p>
          </table:table-cell>
          <table:table-cell table:style-name="ce1"/>
          <table:table-cell office:value-type="float" office:value="0.63593380614657213" table:formula="of:=8.07/12.69" table:style-name="ce1">
            <text:p>0.63593380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5000" table:formula="of:=[.A27]*[.$B$25]" table:style-name="ce1">
            <text:p>25000</text:p>
          </table:table-cell>
          <table:table-cell table:number-columns-repeated="16382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Sheet3" table:style-name="ta1">
        <table:shapes>
          <draw:frame draw:z-index="1" draw:id="id6" draw:style-name="a6" draw:name="Chart 1" svg:x="7.41806in" svg:y="0in" svg:width="4in" svg:height="3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DAs</text:p>
          </table:table-cell>
          <table:table-cell office:value-type="string" table:style-name="ce1">
            <text:p>Ln(V)</text:p>
          </table:table-cell>
          <table:table-cell office:value-type="string" table:style-name="ce1">
            <text:p>ln(G)</text:p>
          </table:table-cell>
          <table:table-cell office:value-type="string" table:style-name="ce1">
            <text:p>ln(PDAS</text:p>
          </table:table-cell>
          <table:table-cell office:value-type="string" table:style-name="ce1">
            <text:p>V^-0.49,G^-0.3</text:p>
          </table:table-cell>
          <table:table-cell table:number-columns-repeated="16377"/>
        </table:table-row>
        <table:table-row table:style-name="ro1">
          <table:table-cell office:value-type="float" office:value="5.0000000000000001E-3" table:formula="of:=[new.A5]" table:style-name="ce1">
            <text:p>0.005</text:p>
          </table:table-cell>
          <table:table-cell office:value-type="float" office:value="1000000" table:formula="of:=['G-1_0e6'.$B$3]" table:style-name="ce2">
            <text:p>1.00E+06</text:p>
          </table:table-cell>
          <table:table-cell office:value-type="float" office:value="5.0291428571428578E-6" table:formula="of:=[new.E5]" table:style-name="ce1">
            <text:p>5.02914E-06</text:p>
          </table:table-cell>
          <table:table-cell office:value-type="float" office:value="-5.2983173665480363" table:formula="of:=LN([.A2])" table:style-name="ce1">
            <text:p>-5.298317367</text:p>
          </table:table-cell>
          <table:table-cell office:value-type="float" office:value="13.815510557964274" table:formula="of:=LN([.B2])" table:style-name="ce1">
            <text:p>13.81551056</text:p>
          </table:table-cell>
          <table:table-cell office:value-type="float" office:value="-12.200260994508023" table:formula="of:=LN([.C2])" table:style-name="ce1">
            <text:p>-12.20026099</text:p>
          </table:table-cell>
          <table:table-cell table:number-columns-repeated="16378" table:style-name="ce1"/>
        </table:table-row>
        <table:table-row table:style-name="ro1">
          <table:table-cell office:value-type="float" office:value="0.01" table:formula="of:=[new.A6]" table:style-name="ce1">
            <text:p>0.01</text:p>
          </table:table-cell>
          <table:table-cell office:value-type="float" office:value="1000000" table:formula="of:=['G-1_0e6'.$B$3]" table:style-name="ce2">
            <text:p>1.00E+06</text:p>
          </table:table-cell>
          <table:table-cell office:value-type="float" office:value="3.911555555555556E-6" table:formula="of:=[new.E6]" table:style-name="ce1">
            <text:p>3.91156E-06</text:p>
          </table:table-cell>
          <table:table-cell office:value-type="float" office:value="-4.6051701859880909" table:formula="of:=LN([.A3])" table:style-name="ce1">
            <text:p>-4.605170186</text:p>
          </table:table-cell>
          <table:table-cell office:value-type="float" office:value="13.815510557964274" table:formula="of:=LN([.B3])" table:style-name="ce1">
            <text:p>13.81551056</text:p>
          </table:table-cell>
          <table:table-cell office:value-type="float" office:value="-12.451575422788927" table:formula="of:=LN([.C3])" table:style-name="ce1">
            <text:p>-12.45157542</text:p>
          </table:table-cell>
          <table:table-cell office:value-type="float" office:value="0.15559656316050749" table:formula="of:=[.A3]^(-0.49)*[.B3]^(-0.298)" table:style-name="ce2">
            <text:p>1.56E-01</text:p>
          </table:table-cell>
          <table:table-cell table:number-columns-repeated="16377"/>
        </table:table-row>
        <table:table-row table:style-name="ro1">
          <table:table-cell office:value-type="float" office:value="0.03" table:formula="of:=[new.A7]" table:style-name="ce1">
            <text:p>0.03</text:p>
          </table:table-cell>
          <table:table-cell office:value-type="float" office:value="1000000" table:formula="of:=['G-1_0e6'.$B$3]" table:style-name="ce2">
            <text:p>1.00E+06</text:p>
          </table:table-cell>
          <table:table-cell office:value-type="float" office:value="2.3469333333333338E-6" table:formula="of:=[new.E7]" table:style-name="ce1">
            <text:p>2.34693E-06</text:p>
          </table:table-cell>
          <table:table-cell office:value-type="float" office:value="-3.5065578973199818" table:formula="of:=LN([.A4])" table:style-name="ce1">
            <text:p>-3.506557897</text:p>
          </table:table-cell>
          <table:table-cell office:value-type="float" office:value="13.815510557964274" table:formula="of:=LN([.B4])" table:style-name="ce1">
            <text:p>13.81551056</text:p>
          </table:table-cell>
          <table:table-cell office:value-type="float" office:value="-12.962401046554918" table:formula="of:=LN([.C4])" table:style-name="ce1">
            <text:p>-12.96240105</text:p>
          </table:table-cell>
          <table:table-cell office:value-type="float" office:value="9.0826083029942883E-2" table:formula="of:=[.A4]^(-0.49)*[.B4]^(-0.298)" table:style-name="ce1">
            <text:p>0.090826083</text:p>
          </table:table-cell>
          <table:table-cell table:number-columns-repeated="16377"/>
        </table:table-row>
        <table:table-row table:style-name="ro1">
          <table:table-cell office:value-type="float" office:value="0.05" table:formula="of:=[new.A8]" table:style-name="ce1">
            <text:p>0.05</text:p>
          </table:table-cell>
          <table:table-cell office:value-type="float" office:value="1000000" table:formula="of:=['G-1_0e6'.$B$3]" table:style-name="ce2">
            <text:p>1.00E+06</text:p>
          </table:table-cell>
          <table:table-cell office:value-type="float" office:value="1.6001818181818184E-6" table:formula="of:=[new.E8]" table:style-name="ce1">
            <text:p>1.60018E-06</text:p>
          </table:table-cell>
          <table:table-cell office:value-type="float" office:value="-2.9957322735539909" table:formula="of:=LN([.A5])" table:style-name="ce1">
            <text:p>-2.995732274</text:p>
          </table:table-cell>
          <table:table-cell office:value-type="float" office:value="13.815510557964274" table:formula="of:=LN([.B5])" table:style-name="ce1">
            <text:p>13.81551056</text:p>
          </table:table-cell>
          <table:table-cell office:value-type="float" office:value="-13.345393298811025" table:formula="of:=LN([.C5])" table:style-name="ce1">
            <text:p>-13.3453933</text:p>
          </table:table-cell>
          <table:table-cell office:value-type="float" office:value="7.0713884994313539E-2" table:formula="of:=[.A5]^(-0.49)*[.B5]^(-0.298)" table:style-name="ce1">
            <text:p>0.070713885</text:p>
          </table:table-cell>
          <table:table-cell table:number-columns-repeated="16377"/>
        </table:table-row>
        <table:table-row table:style-name="ro1">
          <table:table-cell office:value-type="float" office:value="0.08" table:formula="of:=[new.A9]" table:style-name="ce1">
            <text:p>0.08</text:p>
          </table:table-cell>
          <table:table-cell office:value-type="float" office:value="1000000" table:formula="of:=['G-1_0e6'.$B$3]" table:style-name="ce2">
            <text:p>1.00E+06</text:p>
          </table:table-cell>
          <table:table-cell office:value-type="float" office:value="1.1734666666666669E-6" table:formula="of:=[new.E9]" table:style-name="ce1">
            <text:p>1.17347E-06</text:p>
          </table:table-cell>
          <table:table-cell office:value-type="float" office:value="-2.5257286443082556" table:formula="of:=LN([.A6])" table:style-name="ce1">
            <text:p>-2.525728644</text:p>
          </table:table-cell>
          <table:table-cell office:value-type="float" office:value="13.815510557964274" table:formula="of:=LN([.B6])" table:style-name="ce1">
            <text:p>13.81551056</text:p>
          </table:table-cell>
          <table:table-cell office:value-type="float" office:value="-13.655548227114863" table:formula="of:=LN([.C6])" table:style-name="ce1">
            <text:p>-13.65554823</text:p>
          </table:table-cell>
          <table:table-cell office:value-type="float" office:value="5.6167605067604237E-2" table:formula="of:=[.A6]^(-0.49)*[.B6]^(-0.298)" table:style-name="ce1">
            <text:p>0.056167605</text:p>
          </table:table-cell>
          <table:table-cell table:number-columns-repeated="16377"/>
        </table:table-row>
        <table:table-row table:style-name="ro1">
          <table:table-cell office:value-type="float" office:value="0.1" table:formula="of:=[new.A10]" table:style-name="ce1">
            <text:p>0.1</text:p>
          </table:table-cell>
          <table:table-cell office:value-type="float" office:value="1000000" table:formula="of:=['G-1_0e6'.$B$3]" table:style-name="ce2">
            <text:p>1.00E+06</text:p>
          </table:table-cell>
          <table:table-cell office:value-type="float" office:value="1.0058285714285715E-6" table:formula="of:=[new.E10]" table:style-name="ce1">
            <text:p>1.00583E-06</text:p>
          </table:table-cell>
          <table:table-cell office:value-type="float" office:value="-2.3025850929940455" table:formula="of:=LN([.A7])" table:style-name="ce1">
            <text:p>-2.302585093</text:p>
          </table:table-cell>
          <table:table-cell office:value-type="float" office:value="13.815510557964274" table:formula="of:=LN([.B7])" table:style-name="ce1">
            <text:p>13.81551056</text:p>
          </table:table-cell>
          <table:table-cell office:value-type="float" office:value="-13.809698906942122" table:formula="of:=LN([.C7])" table:style-name="ce1">
            <text:p>-13.80969891</text:p>
          </table:table-cell>
          <table:table-cell office:value-type="float" office:value="5.0350060878790515E-2" table:formula="of:=[.A7]^(-0.49)*[.B7]^(-0.298)" table:style-name="ce1">
            <text:p>0.050350061</text:p>
          </table:table-cell>
          <table:table-cell table:number-columns-repeated="16377"/>
        </table:table-row>
        <table:table-row table:style-name="ro1">
          <table:table-cell office:value-type="float" office:value="0.12" table:formula="of:=[new.A11]" table:style-name="ce1">
            <text:p>0.12</text:p>
          </table:table-cell>
          <table:table-cell office:value-type="float" office:value="1000000" table:formula="of:=['G-1_0e6'.$B$3]" table:style-name="ce2">
            <text:p>1.00E+06</text:p>
          </table:table-cell>
          <table:table-cell office:value-type="float" office:value="8.8010000000000005E-7" table:formula="of:=[new.E11]" table:style-name="ce1">
            <text:p>8.801E-07</text:p>
          </table:table-cell>
          <table:table-cell office:value-type="float" office:value="-2.120263536200091" table:formula="of:=LN([.A8])" table:style-name="ce1">
            <text:p>-2.120263536</text:p>
          </table:table-cell>
          <table:table-cell office:value-type="float" office:value="13.815510557964274" table:formula="of:=LN([.B8])" table:style-name="ce1">
            <text:p>13.81551056</text:p>
          </table:table-cell>
          <table:table-cell office:value-type="float" office:value="-13.943230299566645" table:formula="of:=LN([.C8])" table:style-name="ce1">
            <text:p>-13.9432303</text:p>
          </table:table-cell>
          <table:table-cell office:value-type="float" office:value="4.6046983950203443E-2" table:formula="of:=[.A8]^(-0.49)*[.B8]^(-0.298)" table:style-name="ce1">
            <text:p>0.046046984</text:p>
          </table:table-cell>
          <table:table-cell table:number-columns-repeated="16377"/>
        </table:table-row>
        <table:table-row table:style-name="ro1">
          <table:table-cell office:value-type="float" office:value="5.0000000000000001E-3" table:formula="of:=[new.A16]" table:style-name="ce1">
            <text:p>0.005</text:p>
          </table:table-cell>
          <table:table-cell office:value-type="float" office:value="3000000" table:formula="of:=[new.$B$14]" table:style-name="ce2">
            <text:p>3.00E+06</text:p>
          </table:table-cell>
          <table:table-cell office:value-type="float" office:value="3.5204000000000002E-6" table:formula="of:=[new.E16]" table:style-name="ce1">
            <text:p>3.5204E-06</text:p>
          </table:table-cell>
          <table:table-cell office:value-type="float" office:value="-5.2983173665480363" table:formula="of:=LN([.A9])" table:style-name="ce1">
            <text:p>-5.298317367</text:p>
          </table:table-cell>
          <table:table-cell office:value-type="float" office:value="14.914122846632385" table:formula="of:=LN([.B9])" table:style-name="ce1">
            <text:p>14.91412285</text:p>
          </table:table-cell>
          <table:table-cell office:value-type="float" office:value="-12.556935938446754" table:formula="of:=LN([.C9])" table:style-name="ce1">
            <text:p>-12.55693594</text:p>
          </table:table-cell>
          <table:table-cell office:value-type="float" office:value="0.15751523445623633" table:formula="of:=[.A9]^(-0.49)*[.B9]^(-0.298)" table:style-name="ce1">
            <text:p>0.157515234</text:p>
          </table:table-cell>
          <table:table-cell table:number-columns-repeated="16377"/>
        </table:table-row>
        <table:table-row table:style-name="ro1">
          <table:table-cell office:value-type="float" office:value="0.01" table:formula="of:=[new.A17]" table:style-name="ce1">
            <text:p>0.01</text:p>
          </table:table-cell>
          <table:table-cell office:value-type="float" office:value="3000000" table:formula="of:=[new.$B$14]" table:style-name="ce2">
            <text:p>3.00E+06</text:p>
          </table:table-cell>
          <table:table-cell office:value-type="float" office:value="2.7080000000000002E-6" table:formula="of:=[new.E17]" table:style-name="ce1">
            <text:p>0.000002708</text:p>
          </table:table-cell>
          <table:table-cell office:value-type="float" office:value="-4.6051701859880909" table:formula="of:=LN([.A10])" table:style-name="ce1">
            <text:p>-4.605170186</text:p>
          </table:table-cell>
          <table:table-cell office:value-type="float" office:value="14.914122846632385" table:formula="of:=LN([.B10])" table:style-name="ce1">
            <text:p>14.91412285</text:p>
          </table:table-cell>
          <table:table-cell office:value-type="float" office:value="-12.819300202914246" table:formula="of:=LN([.C10])" table:style-name="ce1">
            <text:p>-12.8193002</text:p>
          </table:table-cell>
          <table:table-cell office:value-type="float" office:value="0.11215480021846096" table:formula="of:=[.A10]^(-0.49)*[.B10]^(-0.298)" table:style-name="ce1">
            <text:p>0.1121548</text:p>
          </table:table-cell>
          <table:table-cell table:number-columns-repeated="16377"/>
        </table:table-row>
        <table:table-row table:style-name="ro1">
          <table:table-cell office:value-type="float" office:value="0.03" table:formula="of:=[new.A18]" table:style-name="ce1">
            <text:p>0.03</text:p>
          </table:table-cell>
          <table:table-cell office:value-type="float" office:value="3000000" table:formula="of:=[new.$B$14]" table:style-name="ce2">
            <text:p>3.00E+06</text:p>
          </table:table-cell>
          <table:table-cell office:value-type="float" office:value="1.6001818181818184E-6" table:formula="of:=[new.E18]" table:style-name="ce1">
            <text:p>1.60018E-06</text:p>
          </table:table-cell>
          <table:table-cell office:value-type="float" office:value="-3.5065578973199818" table:formula="of:=LN([.A11])" table:style-name="ce1">
            <text:p>-3.506557897</text:p>
          </table:table-cell>
          <table:table-cell office:value-type="float" office:value="14.914122846632385" table:formula="of:=LN([.B11])" table:style-name="ce1">
            <text:p>14.91412285</text:p>
          </table:table-cell>
          <table:table-cell office:value-type="float" office:value="-13.345393298811025" table:formula="of:=LN([.C11])" table:style-name="ce1">
            <text:p>-13.3453933</text:p>
          </table:table-cell>
          <table:table-cell office:value-type="float" office:value="6.5467906166670919E-2" table:formula="of:=[.A11]^(-0.49)*[.B11]^(-0.298)" table:style-name="ce1">
            <text:p>0.065467906</text:p>
          </table:table-cell>
          <table:table-cell table:number-columns-repeated="16377"/>
        </table:table-row>
        <table:table-row table:style-name="ro1">
          <table:table-cell office:value-type="float" office:value="0.05" table:formula="of:=[new.A19]" table:style-name="ce1">
            <text:p>0.05</text:p>
          </table:table-cell>
          <table:table-cell office:value-type="float" office:value="3000000" table:formula="of:=[new.$B$14]" table:style-name="ce2">
            <text:p>3.00E+06</text:p>
          </table:table-cell>
          <table:table-cell office:value-type="float" office:value="1.1734666666666669E-6" table:formula="of:=[new.E19]" table:style-name="ce1">
            <text:p>1.17347E-06</text:p>
          </table:table-cell>
          <table:table-cell office:value-type="float" office:value="-2.9957322735539909" table:formula="of:=LN([.A12])" table:style-name="ce1">
            <text:p>-2.995732274</text:p>
          </table:table-cell>
          <table:table-cell office:value-type="float" office:value="14.914122846632385" table:formula="of:=LN([.B12])" table:style-name="ce1">
            <text:p>14.91412285</text:p>
          </table:table-cell>
          <table:table-cell office:value-type="float" office:value="-13.655548227114863" table:formula="of:=LN([.C12])" table:style-name="ce1">
            <text:p>-13.65554823</text:p>
          </table:table-cell>
          <table:table-cell office:value-type="float" office:value="5.0970930739821313E-2" table:formula="of:=[.A12]^(-0.49)*[.B12]^(-0.298)" table:style-name="ce1">
            <text:p>0.050970931</text:p>
          </table:table-cell>
          <table:table-cell table:number-columns-repeated="16377"/>
        </table:table-row>
        <table:table-row table:style-name="ro1">
          <table:table-cell office:value-type="float" office:value="0.08" table:formula="of:=[new.A20]" table:style-name="ce1">
            <text:p>0.08</text:p>
          </table:table-cell>
          <table:table-cell office:value-type="float" office:value="3000000" table:formula="of:=[new.$B$14]" table:style-name="ce2">
            <text:p>3.00E+06</text:p>
          </table:table-cell>
          <table:table-cell office:value-type="float" office:value="8.3819047619047627E-7" table:formula="of:=[new.E20]" table:style-name="ce1">
            <text:p>8.3819E-07</text:p>
          </table:table-cell>
          <table:table-cell office:value-type="float" office:value="-2.5257286443082556" table:formula="of:=LN([.A13])" table:style-name="ce1">
            <text:p>-2.525728644</text:p>
          </table:table-cell>
          <table:table-cell office:value-type="float" office:value="14.914122846632385" table:formula="of:=LN([.B13])" table:style-name="ce1">
            <text:p>14.91412285</text:p>
          </table:table-cell>
          <table:table-cell office:value-type="float" office:value="-13.992020463736077" table:formula="of:=LN([.C13])" table:style-name="ce1">
            <text:p>-13.99202046</text:p>
          </table:table-cell>
          <table:table-cell office:value-type="float" office:value="4.048589761335717E-2" table:formula="of:=[.A13]^(-0.49)*[.B13]^(-0.298)" table:style-name="ce1">
            <text:p>0.040485898</text:p>
          </table:table-cell>
          <table:table-cell table:number-columns-repeated="16377"/>
        </table:table-row>
        <table:table-row table:style-name="ro1">
          <table:table-cell office:value-type="float" office:value="0.1" table:formula="of:=[new.A21]" table:style-name="ce1">
            <text:p>0.1</text:p>
          </table:table-cell>
          <table:table-cell office:value-type="float" office:value="3000000" table:formula="of:=[new.$B$14]" table:style-name="ce2">
            <text:p>3.00E+06</text:p>
          </table:table-cell>
          <table:table-cell office:value-type="float" office:value="8.0009090909090922E-7" table:formula="of:=[new.E21]" table:style-name="ce1">
            <text:p>8.00091E-07</text:p>
          </table:table-cell>
          <table:table-cell office:value-type="float" office:value="-2.3025850929940455" table:formula="of:=LN([.A14])" table:style-name="ce1">
            <text:p>-2.302585093</text:p>
          </table:table-cell>
          <table:table-cell office:value-type="float" office:value="14.914122846632385" table:formula="of:=LN([.B14])" table:style-name="ce1">
            <text:p>14.91412285</text:p>
          </table:table-cell>
          <table:table-cell office:value-type="float" office:value="-14.038540479370969" table:formula="of:=LN([.C14])" table:style-name="ce1">
            <text:p>-14.03854048</text:p>
          </table:table-cell>
          <table:table-cell office:value-type="float" office:value="3.6292581944903667E-2" table:formula="of:=[.A14]^(-0.49)*[.B14]^(-0.298)" table:style-name="ce1">
            <text:p>0.036292582</text:p>
          </table:table-cell>
          <table:table-cell table:number-columns-repeated="16377"/>
        </table:table-row>
        <table:table-row table:style-name="ro1">
          <table:table-cell office:value-type="float" office:value="0.12" table:formula="of:=[new.A22]" table:style-name="ce1">
            <text:p>0.12</text:p>
          </table:table-cell>
          <table:table-cell office:value-type="float" office:value="3000000" table:formula="of:=[new.$B$14]" table:style-name="ce2">
            <text:p>3.00E+06</text:p>
          </table:table-cell>
          <table:table-cell office:value-type="float" office:value="7.8231111111111122E-7" table:formula="of:=[new.E22]" table:style-name="ce1">
            <text:p>7.82311E-07</text:p>
          </table:table-cell>
          <table:table-cell office:value-type="float" office:value="-2.120263536200091" table:formula="of:=LN([.A15])" table:style-name="ce1">
            <text:p>-2.120263536</text:p>
          </table:table-cell>
          <table:table-cell office:value-type="float" office:value="14.914122846632385" table:formula="of:=LN([.B15])" table:style-name="ce1">
            <text:p>14.91412285</text:p>
          </table:table-cell>
          <table:table-cell office:value-type="float" office:value="-14.061013335223029" table:formula="of:=LN([.C15])" table:style-name="ce1">
            <text:p>-14.06101334</text:p>
          </table:table-cell>
          <table:table-cell office:value-type="float" office:value="3.3190902039850048E-2" table:formula="of:=[.A15]^(-0.49)*[.B15]^(-0.298)" table:style-name="ce1">
            <text:p>0.033190902</text:p>
          </table:table-cell>
          <table:table-cell table:number-columns-repeated="16377"/>
        </table:table-row>
        <table:table-row table:style-name="ro1">
          <table:table-cell office:value-type="float" office:value="5.0000000000000001E-3" table:formula="of:=[new.A27]" table:style-name="ce1">
            <text:p>0.005</text:p>
          </table:table-cell>
          <table:table-cell office:value-type="float" office:value="5000000" table:formula="of:=[new.$B$25]" table:style-name="ce2">
            <text:p>5.00E+06</text:p>
          </table:table-cell>
          <table:table-cell office:value-type="float" office:value="2.9333333333333329E-6" table:formula="of:=[new.E27]" table:style-name="ce1">
            <text:p>2.93333E-06</text:p>
          </table:table-cell>
          <table:table-cell office:value-type="float" office:value="-5.2983173665480363" table:formula="of:=LN([.A16])" table:style-name="ce1">
            <text:p>-5.298317367</text:p>
          </table:table-cell>
          <table:table-cell office:value-type="float" office:value="15.424948470398375" table:formula="of:=LN([.B16])" table:style-name="ce1">
            <text:p>15.42494847</text:p>
          </table:table-cell>
          <table:table-cell office:value-type="float" office:value="-12.739371125148223" table:formula="of:=LN([.C16])" table:style-name="ce1">
            <text:p>-12.73937113</text:p>
          </table:table-cell>
          <table:table-cell office:value-type="float" office:value="0.13527316039197804" table:formula="of:=[.A16]^(-0.49)*[.B16]^(-0.298)" table:style-name="ce1">
            <text:p>0.13527316</text:p>
          </table:table-cell>
          <table:table-cell table:number-columns-repeated="16377"/>
        </table:table-row>
        <table:table-row table:style-name="ro1">
          <table:table-cell office:value-type="float" office:value="0.01" table:formula="of:=[new.A28]" table:style-name="ce1">
            <text:p>0.01</text:p>
          </table:table-cell>
          <table:table-cell office:value-type="float" office:value="5000000" table:formula="of:=[new.$B$25]" table:style-name="ce2">
            <text:p>5.00E+06</text:p>
          </table:table-cell>
          <table:table-cell office:value-type="float" office:value="1.9555555555555551E-6" table:formula="of:=[new.E28]" table:style-name="ce1">
            <text:p>1.95556E-06</text:p>
          </table:table-cell>
          <table:table-cell office:value-type="float" office:value="-4.6051701859880909" table:formula="of:=LN([.A17])" table:style-name="ce1">
            <text:p>-4.605170186</text:p>
          </table:table-cell>
          <table:table-cell office:value-type="float" office:value="15.424948470398375" table:formula="of:=LN([.B17])" table:style-name="ce1">
            <text:p>15.42494847</text:p>
          </table:table-cell>
          <table:table-cell office:value-type="float" office:value="-13.144836233256388" table:formula="of:=LN([.C17])" table:style-name="ce1">
            <text:p>-13.14483623</text:p>
          </table:table-cell>
          <table:table-cell office:value-type="float" office:value="9.6317885257615185E-2" table:formula="of:=[.A17]^(-0.49)*[.B17]^(-0.298)" table:style-name="ce1">
            <text:p>0.096317885</text:p>
          </table:table-cell>
          <table:table-cell table:number-columns-repeated="16377"/>
        </table:table-row>
        <table:table-row table:style-name="ro1">
          <table:table-cell office:value-type="float" office:value="0.03" table:formula="of:=[new.A29]" table:style-name="ce1">
            <text:p>0.03</text:p>
          </table:table-cell>
          <table:table-cell office:value-type="float" office:value="5000000" table:formula="of:=[new.$B$25]" table:style-name="ce2">
            <text:p>5.00E+06</text:p>
          </table:table-cell>
          <table:table-cell office:value-type="float" office:value="1.0999999999999998E-6" table:formula="of:=[new.E29]" table:style-name="ce1">
            <text:p>0.0000011</text:p>
          </table:table-cell>
          <table:table-cell office:value-type="float" office:value="-3.5065578973199818" table:formula="of:=LN([.A18])" table:style-name="ce1">
            <text:p>-3.506557897</text:p>
          </table:table-cell>
          <table:table-cell office:value-type="float" office:value="15.424948470398375" table:formula="of:=LN([.B18])" table:style-name="ce1">
            <text:p>15.42494847</text:p>
          </table:table-cell>
          <table:table-cell office:value-type="float" office:value="-13.72020037815995" table:formula="of:=LN([.C18])" table:style-name="ce1">
            <text:p>-13.72020038</text:p>
          </table:table-cell>
          <table:table-cell office:value-type="float" office:value="5.6223454207355347E-2" table:formula="of:=[.A18]^(-0.49)*[.B18]^(-0.298)" table:style-name="ce1">
            <text:p>0.056223454</text:p>
          </table:table-cell>
          <table:table-cell table:number-columns-repeated="16377"/>
        </table:table-row>
        <table:table-row table:style-name="ro1">
          <table:table-cell office:value-type="float" office:value="0.05" table:formula="of:=[new.A30]" table:style-name="ce1">
            <text:p>0.05</text:p>
          </table:table-cell>
          <table:table-cell office:value-type="float" office:value="5000000" table:formula="of:=[new.$B$25]" table:style-name="ce2">
            <text:p>5.00E+06</text:p>
          </table:table-cell>
          <table:table-cell office:value-type="float" office:value="7.9999999999999986E-7" table:formula="of:=[new.E30]" table:style-name="ce1">
            <text:p>0.0000008</text:p>
          </table:table-cell>
          <table:table-cell office:value-type="float" office:value="-2.9957322735539909" table:formula="of:=LN([.A19])" table:style-name="ce1">
            <text:p>-2.995732274</text:p>
          </table:table-cell>
          <table:table-cell office:value-type="float" office:value="15.424948470398375" table:formula="of:=LN([.B19])" table:style-name="ce1">
            <text:p>15.42494847</text:p>
          </table:table-cell>
          <table:table-cell office:value-type="float" office:value="-14.038654109278484" table:formula="of:=LN([.C19])" table:style-name="ce1">
            <text:p>-14.03865411</text:p>
          </table:table-cell>
          <table:table-cell office:value-type="float" office:value="4.3773536655668327E-2" table:formula="of:=[.A19]^(-0.49)*[.B19]^(-0.298)" table:style-name="ce1">
            <text:p>0.043773537</text:p>
          </table:table-cell>
          <table:table-cell table:number-columns-repeated="16377"/>
        </table:table-row>
        <table:table-row table:style-name="ro1">
          <table:table-cell office:value-type="float" office:value="0.08" table:formula="of:=[new.A31]" table:style-name="ce1">
            <text:p>0.08</text:p>
          </table:table-cell>
          <table:table-cell office:value-type="float" office:value="5000000" table:formula="of:=[new.$B$25]" table:style-name="ce2">
            <text:p>5.00E+06</text:p>
          </table:table-cell>
          <table:table-cell office:value-type="float" office:value="6.2857142857142845E-7" table:formula="of:=[new.E31]" table:style-name="ce1">
            <text:p>6.28571E-07</text:p>
          </table:table-cell>
          <table:table-cell office:value-type="float" office:value="-2.5257286443082556" table:formula="of:=LN([.A20])" table:style-name="ce1">
            <text:p>-2.525728644</text:p>
          </table:table-cell>
          <table:table-cell office:value-type="float" office:value="15.424948470398375" table:formula="of:=LN([.B20])" table:style-name="ce1">
            <text:p>15.42494847</text:p>
          </table:table-cell>
          <table:table-cell office:value-type="float" office:value="-14.279816166095372" table:formula="of:=LN([.C20])" table:style-name="ce1">
            <text:p>-14.27981617</text:p>
          </table:table-cell>
          <table:table-cell office:value-type="float" office:value="3.4769051643614109E-2" table:formula="of:=[.A20]^(-0.49)*[.B20]^(-0.298)" table:style-name="ce1">
            <text:p>0.034769052</text:p>
          </table:table-cell>
          <table:table-cell table:number-columns-repeated="16377"/>
        </table:table-row>
        <table:table-row table:style-name="ro1">
          <table:table-cell office:value-type="float" office:value="0.1" table:formula="of:=[new.A32]" table:style-name="ce1">
            <text:p>0.1</text:p>
          </table:table-cell>
          <table:table-cell office:value-type="float" office:value="5000000" table:formula="of:=[new.$B$25]" table:style-name="ce2">
            <text:p>5.00E+06</text:p>
          </table:table-cell>
          <table:table-cell office:value-type="float" office:value="5.8666666666666663E-7" table:formula="of:=[new.E32]" table:style-name="ce1">
            <text:p>5.86667E-07</text:p>
          </table:table-cell>
          <table:table-cell office:value-type="float" office:value="-2.3025850929940455" table:formula="of:=LN([.A21])" table:style-name="ce1">
            <text:p>-2.302585093</text:p>
          </table:table-cell>
          <table:table-cell office:value-type="float" office:value="15.424948470398375" table:formula="of:=LN([.B21])" table:style-name="ce1">
            <text:p>15.42494847</text:p>
          </table:table-cell>
          <table:table-cell office:value-type="float" office:value="-14.348809037582324" table:formula="of:=LN([.C21])" table:style-name="ce1">
            <text:p>-14.34880904</text:p>
          </table:table-cell>
          <table:table-cell office:value-type="float" office:value="3.1167856718240038E-2" table:formula="of:=[.A21]^(-0.49)*[.B21]^(-0.298)" table:style-name="ce1">
            <text:p>0.031167857</text:p>
          </table:table-cell>
          <table:table-cell table:number-columns-repeated="16377"/>
        </table:table-row>
        <table:table-row table:style-name="ro1">
          <table:table-cell office:value-type="float" office:value="0.12" table:formula="of:=[new.A33]" table:style-name="ce1">
            <text:p>0.12</text:p>
          </table:table-cell>
          <table:table-cell office:value-type="float" office:value="5000000" table:formula="of:=[new.$B$25]" table:style-name="ce2">
            <text:p>5.00E+06</text:p>
          </table:table-cell>
          <table:table-cell office:value-type="float" office:value="4.756756756756756E-7" table:formula="of:=[new.E33]" table:style-name="ce1">
            <text:p>4.75676E-07</text:p>
          </table:table-cell>
          <table:table-cell office:value-type="float" office:value="-2.120263536200091" table:formula="of:=LN([.A22])" table:style-name="ce1">
            <text:p>-2.120263536</text:p>
          </table:table-cell>
          <table:table-cell office:value-type="float" office:value="15.424948470398375" table:formula="of:=LN([.B22])" table:style-name="ce1">
            <text:p>15.42494847</text:p>
          </table:table-cell>
          <table:table-cell office:value-type="float" office:value="-14.558529568564392" table:formula="of:=LN([.C22])" table:style-name="ce1">
            <text:p>-14.55852957</text:p>
          </table:table-cell>
          <table:table-cell office:value-type="float" office:value="2.850415219004428E-2" table:formula="of:=[.A22]^(-0.49)*[.B22]^(-0.298)" table:style-name="ce1">
            <text:p>0.028504152</text:p>
          </table:table-cell>
          <table:table-cell table:number-columns-repeated="16377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ke</text:p>
          </table:table-cell>
          <table:table-cell office:value-type="float" office:value="0.28999999999999998" table:style-name="ce1">
            <text:p>0.2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t0</text:p>
          </table:table-cell>
          <table:table-cell office:value-type="float" office:value="36.35" table:style-name="ce1">
            <text:p>36.3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l</text:p>
          </table:table-cell>
          <table:table-cell office:value-type="float" office:value="5.0000000000000001E-9" table:style-name="ce2">
            <text:p>5.00E-0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0</text:p>
          </table:table-cell>
          <table:table-cell office:value-type="float" office:value="2.2999999999999998" table:style-name="ce1">
            <text:p>2.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gamma</text:p>
          </table:table-cell>
          <table:table-cell office:value-type="float" office:value="1.9999999999999999E-7" table:style-name="ce2">
            <text:p>2.00E-0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3.9460043736554666E-4" table:formula="of:=([.C31]*[.C32]*[.C33]*[.C30]*[.C34])^0.25" table:style-name="ce1">
            <text:p>0.0003946</text:p>
          </table:table-cell>
          <table:table-cell table:style-name="ce1"/>
          <table:table-cell office:value-type="float" office:value="4.1986775561152954E-2" table:formula="of:=0.000016568/[.C36]" table:style-name="ce1">
            <text:p>0.041986776</text:p>
          </table:table-cell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sepideh</dc:creator>
    <meta:creation-date>2020-02-16T14:03:14Z</meta:creation-date>
    <dc:date>2023-01-06T21:43:59Z</dc:date>
    <meta:editing-cycles>3</meta:editing-cycles>
    <meta:editing-duration>PT9146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2">
      <style:graphic-properties draw:fill="none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chart-properties chart:regression-type="linear"/>
      <style:graphic-properties draw:fill="none" draw:stroke="solid" svg:stroke-width="0.00694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solid" svg:stroke-width="0.00694in" svg:stroke-color="#ff420e" svg:stroke-opacity="100%" draw:stroke-linejoin="round" svg:stroke-linecap="round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1P2">
      <style:graphic-properties draw:fill="none" draw:stroke="none"/>
    </style:style>
    <style:style style:family="chart" style:name="TL02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linear"/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0P1"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209.3096850393701pt" svg:width="372.1297637795275pt" chart:style-name="Crt0">
        <chart:legend svg:x="256.7974803149606pt" svg:y="4.081338582677165pt" chart:style-name="Lgnd"/>
        <chart:plot-area svg:x="6.179055118110236pt" svg:y="4.081338582677165pt" svg:width="357.2490551181102pt" svg:height="200.976929133858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new.$B$3" chart:values-cell-range-address="new.$E$6:.$E$11" chart:class="chart:scatter" chart:attached-axis="primary-y" chart:style-name="G0S0">
            <chart:domain table:cell-range-address="new.$B$6:.$B$11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/>
            <chart:data-point chart:style-name="G0S0P1"/>
            <chart:data-point chart:repeated="4"/>
          </chart:series>
          <chart:series chart:label-cell-address="new.$B$14" chart:values-cell-range-address="new.$E$17:.$E$22" chart:class="chart:scatter" chart:attached-axis="primary-y" chart:style-name="G0S1">
            <chart:domain table:cell-range-address="new.$B$17:.$B$22"/>
            <chart:regression-curve chart:style-name="T010">
              <chart:equation chart:automatic-content="true" chart:display-equation="true" chart:display-r-square="false" svg:x="61.8751968503937pt" svg:y="99.38070866141731pt" chart:style-name="TL010"/>
            </chart:regression-curve>
            <chart:data-point chart:repeated="2"/>
            <chart:data-point chart:style-name="G0S1P2"/>
            <chart:data-point chart:repeated="3"/>
          </chart:series>
          <chart:series chart:label-cell-address="new.$B$25" chart:values-cell-range-address="new.$E$28:.$E$33" chart:class="chart:scatter" chart:attached-axis="primary-y" chart:style-name="G0S2">
            <chart:domain table:cell-range-address="new.$B$28:.$B$33"/>
            <chart:regression-curve chart:style-name="T020">
              <chart:equation chart:automatic-content="true" chart:display-equation="true" chart:display-r-square="false" svg:x="19.61748031496063pt" svg:y="30.62456692913386pt" chart:style-name="TL020"/>
            </chart:regression-curve>
            <chart:data-point chart:repeated="2"/>
            <chart:data-point chart:style-name="G0S2P2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new.$B$25" chart:values-cell-range-address="new.$G$27:.$G$33" chart:class="chart:scatter" chart:attached-axis="primary-y" chart:style-name="G0S0">
            <chart:domain table:cell-range-address="new.$A$27:.$A$33"/>
            <chart:data-point chart:repeated="7"/>
          </chart:series>
          <chart:series chart:label-cell-address="new.$B$14" chart:values-cell-range-address="new.$G$16:.$G$22" chart:class="chart:scatter" chart:attached-axis="primary-y" chart:style-name="G0S1">
            <chart:domain table:cell-range-address="new.$A$16:.$A$22"/>
            <chart:data-point chart:repeated="7"/>
          </chart:series>
          <chart:series chart:label-cell-address="new.$B$3" chart:values-cell-range-address="new.$G$5:.$G$11" chart:class="chart:scatter" chart:attached-axis="primary-y" chart:style-name="G0S2">
            <chart:domain table:cell-range-address="new.$A$5:.$A$11"/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1">
      <style:graphic-properties draw:fill="none" draw:stroke="none"/>
    </style:style>
    <style:style style:family="chart" style:name="G0S0P2"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3.599842519685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new.$B$3" chart:values-cell-range-address="new.$E$5:.$E$11" chart:class="chart:scatter" chart:attached-axis="primary-y" chart:style-name="G0S0">
            <chart:domain table:cell-range-address="new.$A$5:.$A$11"/>
            <chart:data-point/>
            <chart:data-point chart:style-name="G0S0P1"/>
            <chart:data-point chart:style-name="G0S0P2"/>
            <chart:data-point chart:repeated="4"/>
          </chart:series>
          <chart:series chart:label-cell-address="new.$B$14" chart:values-cell-range-address="new.$E$16:.$E$22" chart:class="chart:scatter" chart:attached-axis="primary-y" chart:style-name="G0S1">
            <chart:domain table:cell-range-address="new.$A$16:.$A$22"/>
            <chart:data-point chart:repeated="7"/>
          </chart:series>
          <chart:series chart:label-cell-address="new.$B$25" chart:values-cell-range-address="new.$E$27:.$E$33" chart:class="chart:scatter" chart:attached-axis="primary-y" chart:style-name="G0S2">
            <chart:domain table:cell-range-address="new.$A$27:.$A$33"/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G0S2P2">
      <style:graphic-properties draw:fill="none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chart-properties chart:regression-type="linear"/>
      <style:graphic-properties draw:fill="none" draw:stroke="solid" svg:stroke-width="0.00694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10">
      <style:chart-properties chart:regression-type="linear"/>
      <style:graphic-properties draw:fill="none" draw:stroke="solid" svg:stroke-width="0.00694in" svg:stroke-color="#ff420e" svg:stroke-opacity="100%" draw:stroke-linejoin="round" svg:stroke-linecap="round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1P2">
      <style:graphic-properties draw:fill="none" draw:stroke="none"/>
    </style:style>
    <style:style style:family="chart" style:name="TL02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linear"/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Axs0" style:data-style-name="N15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0P1"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209.3096850393701pt" svg:width="372.1297637795275pt" chart:style-name="Crt0">
        <chart:legend svg:x="256.7974803149606pt" svg:y="4.081338582677165pt" chart:style-name="Lgnd"/>
        <chart:plot-area svg:x="6.179055118110236pt" svg:y="4.109685039370079pt" svg:width="357.2490551181102pt" svg:height="200.948582677165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-1_0e6.$B$3" chart:values-cell-range-address="G-1_0e6.$E$6:.$E$11" chart:class="chart:scatter" chart:attached-axis="primary-y" chart:style-name="G0S0">
            <chart:domain table:cell-range-address="G-1_0e6.$B$6:.$B$11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/>
            <chart:data-point chart:style-name="G0S0P1"/>
            <chart:data-point chart:repeated="4"/>
          </chart:series>
          <chart:series chart:label-cell-address="G-1_0e6.$B$14" chart:values-cell-range-address="G-1_0e6.$E$17:.$E$22" chart:class="chart:scatter" chart:attached-axis="primary-y" chart:style-name="G0S1">
            <chart:domain table:cell-range-address="G-1_0e6.$B$17:.$B$22"/>
            <chart:regression-curve chart:style-name="T010">
              <chart:equation chart:automatic-content="true" chart:display-equation="true" chart:display-r-square="false" svg:x="61.8751968503937pt" svg:y="82.95850393700787pt" chart:style-name="TL010"/>
            </chart:regression-curve>
            <chart:data-point chart:repeated="2"/>
            <chart:data-point chart:style-name="G0S1P2"/>
            <chart:data-point chart:repeated="3"/>
          </chart:series>
          <chart:series chart:label-cell-address="G-1_0e6.$B$25" chart:values-cell-range-address="G-1_0e6.$E$28:.$E$33" chart:class="chart:scatter" chart:attached-axis="primary-y" chart:style-name="G0S2">
            <chart:domain table:cell-range-address="G-1_0e6.$B$28:.$B$33"/>
            <chart:regression-curve chart:style-name="T020">
              <chart:equation chart:automatic-content="true" chart:display-equation="true" chart:display-r-square="false" svg:x="24.68755905511811pt" svg:y="8.276062992125984pt" chart:style-name="TL020"/>
            </chart:regression-curve>
            <chart:data-point chart:repeated="2"/>
            <chart:data-point chart:style-name="G0S2P2"/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-1_0e6.$B$25" chart:values-cell-range-address="G-1_0e6.$G$27:.$G$33" chart:class="chart:scatter" chart:attached-axis="primary-y" chart:style-name="G0S0">
            <chart:domain table:cell-range-address="G-1_0e6.$A$27:.$A$33"/>
            <chart:data-point chart:repeated="7"/>
          </chart:series>
          <chart:series chart:label-cell-address="G-1_0e6.$B$14" chart:values-cell-range-address="G-1_0e6.$G$16:.$G$22" chart:class="chart:scatter" chart:attached-axis="primary-y" chart:style-name="G0S1">
            <chart:domain table:cell-range-address="G-1_0e6.$A$16:.$A$22"/>
            <chart:data-point chart:repeated="7"/>
          </chart:series>
          <chart:series chart:label-cell-address="G-1_0e6.$B$3" chart:values-cell-range-address="G-1_0e6.$G$5:.$G$11" chart:class="chart:scatter" chart:attached-axis="primary-y" chart:style-name="G0S2">
            <chart:domain table:cell-range-address="G-1_0e6.$A$5:.$A$11"/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1">
      <style:graphic-properties draw:fill="none" draw:stroke="none"/>
    </style:style>
    <style:style style:family="chart" style:name="G0S0P2"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G-1_0e6.$E$5:.$E$33" chart:class="chart:scatter" chart:attached-axis="primary-y" chart:style-name="G0S0">
            <chart:domain table:cell-range-address="G-1_0e6.$C$5:.$C$33"/>
            <chart:data-point/>
            <chart:data-point chart:style-name="G0S0P1"/>
            <chart:data-point chart:style-name="G0S0P2"/>
            <chart:data-point chart:repeated="2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scientific-number number:decimal-places="0" number:min-decimal-places="0" number:min-integer-digits="1" number:min-exponent-digits="2" number:exponent-interval="1" number:forced-exponent-sign="true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/>
      <style:graphic-properties draw:fill="none" draw:stroke="non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G0S0P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9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3E-6" chart:origin="0" chart:interval-major="1E-6" chart:tick-marks-major-inner="false" chart:tick-marks-major-outer="true" chart:tick-marks-minor-inner="tru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link-data-style-to-source="true" chart:visible="true" chart:logarithmic="false" chart:maximum="0.16" chart:minimum="0" chart:origin="0" chart:interval-major="0.04" chart:tick-marks-major-inner="false" chart:tick-marks-major-outer="true" chart:tick-marks-minor-inner="tru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216.0pt" svg:width="288.0pt" chart:style-name="Crt0">
        <chart:plot-area svg:x="15.46244094488189pt" svg:y="5.762598425196851pt" svg:width="271.08pt" svg:height="191.4573228346457pt" chart:style-name="Plt0">
          <chart:axis chart:dimension="y" chart:name="primary-y" chart:style-name="Axs0">
            <chart:title chart:style-name="AT00">
              <text:p text:style-name="a0" text:class-names="" text:cond-style-name="">PDAS (m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V-0.49G-0.3</text:p>
            </chart:title>
          </chart:axis>
          <chart:series chart:values-cell-range-address="Sheet3.$C$3:.$C$22" chart:class="chart:scatter" chart:attached-axis="primary-y" chart:style-name="G0S0">
            <chart:domain table:cell-range-address="Sheet3.$G$3:.$G$22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style-name="G0S0P0"/>
            <chart:data-point chart:repeated="8"/>
            <chart:data-point chart:style-name="G0S0P9"/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